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C0000009E1C5E906A.png"/>
  <manifest:file-entry manifest:media-type="image/png" manifest:full-path="Pictures/1000000000000081000000AC0E07ED20.png"/>
  <manifest:file-entry manifest:media-type="image/png" manifest:full-path="Pictures/100000000000031D000001660ECD3BB0.png"/>
  <manifest:file-entry manifest:media-type="image/png" manifest:full-path="Pictures/10000000000000EF000000A163023C3D.png"/>
  <manifest:file-entry manifest:media-type="image/png" manifest:full-path="Pictures/10000000000000BD0000003573AE926F.png"/>
  <manifest:file-entry manifest:media-type="image/png" manifest:full-path="Pictures/100002010000031600000260617E1F1E.png"/>
  <manifest:file-entry manifest:media-type="image/png" manifest:full-path="Pictures/10000201000002B6000001AD84C71B90.png"/>
  <manifest:file-entry manifest:media-type="image/png" manifest:full-path="Pictures/100000000000019C000000863F1BE7AF.png"/>
  <manifest:file-entry manifest:media-type="image/png" manifest:full-path="Pictures/100000000000001C0000001C3221F8EC.png"/>
  <manifest:file-entry manifest:media-type="image/png" manifest:full-path="Pictures/10000201000002ED000001211A97DC87.png"/>
  <manifest:file-entry manifest:media-type="image/png" manifest:full-path="Pictures/100002010000001A0000001AB5E09851.png"/>
  <manifest:file-entry manifest:media-type="image/png" manifest:full-path="Pictures/10000000000002370000013344240837.png"/>
  <manifest:file-entry manifest:media-type="image/png" manifest:full-path="Pictures/100000000000002000000020AF35C687.png"/>
  <manifest:file-entry manifest:media-type="image/png" manifest:full-path="Pictures/10000000000000C7000000D698D5311D.png"/>
  <manifest:file-entry manifest:media-type="image/png" manifest:full-path="Pictures/1000020100000024000000185646FA6C.png"/>
  <manifest:file-entry manifest:media-type="image/png" manifest:full-path="Pictures/10000000000001F9000001C0FFACC147.png"/>
  <manifest:file-entry manifest:media-type="image/png" manifest:full-path="Pictures/100002010000035B0000005366FC94C5.png"/>
  <manifest:file-entry manifest:media-type="image/png" manifest:full-path="Pictures/10000201000000500000004A5CA4FE42.png"/>
  <manifest:file-entry manifest:media-type="image/png" manifest:full-path="Pictures/100000000000007000000090D7B1F079.png"/>
  <manifest:file-entry manifest:media-type="image/png" manifest:full-path="Pictures/100000000000002000000020D3A4748E.png"/>
  <manifest:file-entry manifest:media-type="image/png" manifest:full-path="Pictures/100000000000001C0000001C349C721C.png"/>
  <manifest:file-entry manifest:media-type="image/png" manifest:full-path="Pictures/1000020100000156000000C76D67FD2E.png"/>
  <manifest:file-entry manifest:media-type="image/png" manifest:full-path="Pictures/100002010000023B00000057488F502F.png"/>
  <manifest:file-entry manifest:media-type="image/png" manifest:full-path="Pictures/100000000000002000000020AC02EA46.png"/>
  <manifest:file-entry manifest:media-type="image/png" manifest:full-path="Pictures/100000000000036800000191C7141501.png"/>
  <manifest:file-entry manifest:media-type="image/png" manifest:full-path="Pictures/1000000000000020000000203A2DBB49.png"/>
  <manifest:file-entry manifest:media-type="image/png" manifest:full-path="Pictures/100000000000001D0000001B8DC2AE66.png"/>
  <manifest:file-entry manifest:media-type="image/png" manifest:full-path="Pictures/100000000000032F000001F6D2ABEC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216" style:family="table">
      <style:table-properties style:width="6.6931in" fo:margin-left="0in" fo:margin-right="0in" fo:margin-top="0.0826in" fo:margin-bottom="0.1222in" table:align="margins" style:may-break-between-rows="false"/>
    </style:style>
    <style:style style:name="Table216.A" style:family="table-column">
      <style:table-column-properties style:column-width="0.9694in" style:rel-column-width="9492*"/>
    </style:style>
    <style:style style:name="Table216.B" style:family="table-column">
      <style:table-column-properties style:column-width="5.7236in" style:rel-column-width="56043*"/>
    </style:style>
    <style:style style:name="Table2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7" style:family="table">
      <style:table-properties style:width="6.6931in" fo:margin-left="0in" fo:margin-right="0in" fo:margin-top="0.0833in" fo:margin-bottom="0.0833in" table:align="margins" style:may-break-between-rows="false"/>
    </style:style>
    <style:style style:name="Table217.A" style:family="table-column">
      <style:table-column-properties style:column-width="1.0889in" style:rel-column-width="10662*"/>
    </style:style>
    <style:style style:name="Table217.B" style:family="table-column">
      <style:table-column-properties style:column-width="5.6042in" style:rel-column-width="54873*"/>
    </style:style>
    <style:style style:name="Table2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8" style:family="table">
      <style:table-properties style:width="6.6931in" fo:margin-left="0in" fo:margin-right="0in" fo:margin-top="0.0833in" fo:margin-bottom="0.0833in" table:align="margins" style:may-break-between-rows="false"/>
    </style:style>
    <style:style style:name="Table218.A" style:family="table-column">
      <style:table-column-properties style:column-width="1.0889in" style:rel-column-width="10662*"/>
    </style:style>
    <style:style style:name="Table218.B" style:family="table-column">
      <style:table-column-properties style:column-width="5.6042in" style:rel-column-width="54873*"/>
    </style:style>
    <style:style style:name="Table2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9" style:family="table">
      <style:table-properties style:width="6.6931in" fo:margin-left="0in" fo:margin-right="0in" fo:margin-top="0.0833in" fo:margin-bottom="0.0833in" table:align="margins" style:may-break-between-rows="false"/>
    </style:style>
    <style:style style:name="Table219.A" style:family="table-column">
      <style:table-column-properties style:column-width="1.0347in" style:rel-column-width="10131*"/>
    </style:style>
    <style:style style:name="Table219.B" style:family="table-column">
      <style:table-column-properties style:column-width="5.6583in" style:rel-column-width="55404*"/>
    </style:style>
    <style:style style:name="Table2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0" style:family="table">
      <style:table-properties style:width="6.6931in" fo:margin-left="0in" fo:margin-right="0in" fo:margin-top="0.0833in" fo:margin-bottom="0.0833in" table:align="margins" style:may-break-between-rows="false"/>
    </style:style>
    <style:style style:name="Table220.A" style:family="table-column">
      <style:table-column-properties style:column-width="1.0889in" style:rel-column-width="10662*"/>
    </style:style>
    <style:style style:name="Table220.B" style:family="table-column">
      <style:table-column-properties style:column-width="5.6042in" style:rel-column-width="54873*"/>
    </style:style>
    <style:style style:name="Table2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1" style:family="table">
      <style:table-properties style:width="6.6931in" fo:margin-left="0in" fo:margin-right="0in" fo:margin-top="0.0833in" fo:margin-bottom="0.0833in" table:align="margins" style:may-break-between-rows="false"/>
    </style:style>
    <style:style style:name="Table221.A" style:family="table-column">
      <style:table-column-properties style:column-width="0.9292in" style:rel-column-width="9098*"/>
    </style:style>
    <style:style style:name="Table221.B" style:family="table-column">
      <style:table-column-properties style:column-width="5.7639in" style:rel-column-width="56437*"/>
    </style:style>
    <style:style style:name="Table2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AOO41GS11_5f_Figure_5f_7" style:display-name="AOO41GS11_Figure_7" style:family="table">
      <style:table-properties style:width="6.6889in" fo:margin-left="0in" fo:margin-right="0.0042in" fo:margin-top="0.0785in" fo:margin-bottom="0.0826in" table:align="margins" style:may-break-between-rows="false"/>
    </style:style>
    <style:style style:name="AOO41GS11_5f_Figure_5f_7.A" style:display-name="AOO41GS11_Figure_7.A" style:family="table-column">
      <style:table-column-properties style:column-width="0.2889in" style:rel-column-width="2833*"/>
    </style:style>
    <style:style style:name="AOO41GS11_5f_Figure_5f_7.B" style:display-name="AOO41GS11_Figure_7.B" style:family="table-column">
      <style:table-column-properties style:column-width="1.1694in" style:rel-column-width="11455*"/>
    </style:style>
    <style:style style:name="AOO41GS11_5f_Figure_5f_7.C" style:display-name="AOO41GS11_Figure_7.C" style:family="table-column">
      <style:table-column-properties style:column-width="0.3354in" style:rel-column-width="3283*"/>
    </style:style>
    <style:style style:name="AOO41GS11_5f_Figure_5f_7.D" style:display-name="AOO41GS11_Figure_7.D" style:family="table-column">
      <style:table-column-properties style:column-width="1.3194in" style:rel-column-width="12927*"/>
    </style:style>
    <style:style style:name="AOO41GS11_5f_Figure_5f_7.E" style:display-name="AOO41GS11_Figure_7.E" style:family="table-column">
      <style:table-column-properties style:column-width="0.3708in" style:rel-column-width="3630*"/>
    </style:style>
    <style:style style:name="AOO41GS11_5f_Figure_5f_7.F" style:display-name="AOO41GS11_Figure_7.F" style:family="table-column">
      <style:table-column-properties style:column-width="1.4229in" style:rel-column-width="13942*"/>
    </style:style>
    <style:style style:name="AOO41GS11_5f_Figure_5f_7.G" style:display-name="AOO41GS11_Figure_7.G" style:family="table-column">
      <style:table-column-properties style:column-width="0.2778in" style:rel-column-width="2724*"/>
    </style:style>
    <style:style style:name="AOO41GS11_5f_Figure_5f_7.H" style:display-name="AOO41GS11_Figure_7.H" style:family="table-column">
      <style:table-column-properties style:column-width="1.5049in" style:rel-column-width="14741*"/>
    </style:style>
    <style:style style:name="AOO41GS11_5f_Figure_5f_7.1" style:display-name="AOO41GS11_Figure_7.1" style:family="table-row">
      <style:table-row-properties style:min-row-height="1.0049in"/>
    </style:style>
    <style:style style:name="AOO41GS11_5f_Figure_5f_7.A1" style:display-name="AOO41GS11_Figure_7.A1" style:family="table-cell">
      <style:table-cell-properties fo:background-color="transparent" fo:padding="0in" fo:border="none">
        <style:background-image/>
      </style:table-cell-properties>
    </style:style>
    <style:style style:name="AOO41GS11_5f_Figure_5f_7.2" style:display-name="AOO41GS11_Figure_7.2" style:family="table-row">
      <style:table-row-properties style:min-row-height="0.2083in"/>
    </style:style>
    <style:style style:name="AOO41GS11_5f_Figure_5f_7.A2" style:display-name="AOO41GS11_Figure_7.A2" style:family="table-cell" style:data-style-name="N0">
      <style:table-cell-properties fo:padding="0in" fo:border="none"/>
    </style:style>
    <style:style style:name="AOO41GS11_5f_Figure_5f_7.B2" style:display-name="AOO41GS11_Figure_7.B2" style:family="table-cell">
      <style:table-cell-properties fo:padding="0in" fo:border="none"/>
    </style:style>
    <style:style style:name="AOO41GS11_5f_Figure_5f_7.3" style:display-name="AOO41GS11_Figure_7.3" style:family="table-row">
      <style:table-row-properties style:min-row-height="0.2208in"/>
    </style:style>
    <style:style style:name="AOO41GS11_5f_Figure_5f_7.4" style:display-name="AOO41GS11_Figure_7.4" style:family="table-row">
      <style:table-row-properties style:min-row-height="0.1958in"/>
    </style:style>
    <style:style style:name="AOO41GS11_5f_Figure_5f_8" style:display-name="AOO41GS11_Figure_8" style:family="table">
      <style:table-properties style:width="6.6931in" fo:margin-top="0in" fo:margin-bottom="0.125in" table:align="margins" style:may-break-between-rows="false"/>
    </style:style>
    <style:style style:name="AOO41GS11_5f_Figure_5f_8.A" style:display-name="AOO41GS11_Figure_8.A" style:family="table-column">
      <style:table-column-properties style:column-width="0.2785in" style:rel-column-width="2726*"/>
    </style:style>
    <style:style style:name="AOO41GS11_5f_Figure_5f_8.B" style:display-name="AOO41GS11_Figure_8.B" style:family="table-column">
      <style:table-column-properties style:column-width="1.1556in" style:rel-column-width="11314*"/>
    </style:style>
    <style:style style:name="AOO41GS11_5f_Figure_5f_8.C" style:display-name="AOO41GS11_Figure_8.C" style:family="table-column">
      <style:table-column-properties style:column-width="0.2326in" style:rel-column-width="2277*"/>
    </style:style>
    <style:style style:name="AOO41GS11_5f_Figure_5f_8.D" style:display-name="AOO41GS11_Figure_8.D" style:family="table-column">
      <style:table-column-properties style:column-width="1.5444in" style:rel-column-width="15122*"/>
    </style:style>
    <style:style style:name="AOO41GS11_5f_Figure_5f_8.E" style:display-name="AOO41GS11_Figure_8.E" style:family="table-column">
      <style:table-column-properties style:column-width="0.3674in" style:rel-column-width="3597*"/>
    </style:style>
    <style:style style:name="AOO41GS11_5f_Figure_5f_8.F" style:display-name="AOO41GS11_Figure_8.F" style:family="table-column">
      <style:table-column-properties style:column-width="1.4396in" style:rel-column-width="14095*"/>
    </style:style>
    <style:style style:name="AOO41GS11_5f_Figure_5f_8.G" style:display-name="AOO41GS11_Figure_8.G" style:family="table-column">
      <style:table-column-properties style:column-width="0.3618in" style:rel-column-width="3542*"/>
    </style:style>
    <style:style style:name="AOO41GS11_5f_Figure_5f_8.H" style:display-name="AOO41GS11_Figure_8.H" style:family="table-column">
      <style:table-column-properties style:column-width="1.3139in" style:rel-column-width="12862*"/>
    </style:style>
    <style:style style:name="AOO41GS11_5f_Figure_5f_8.1" style:display-name="AOO41GS11_Figure_8.1" style:family="table-row">
      <style:table-row-properties style:min-row-height="0.809in"/>
    </style:style>
    <style:style style:name="AOO41GS11_5f_Figure_5f_8.A1" style:display-name="AOO41GS11_Figure_8.A1" style:family="table-cell">
      <style:table-cell-properties fo:padding="0.0382in" fo:border="none"/>
    </style:style>
    <style:style style:name="AOO41GS11_5f_Figure_5f_8.A2" style:display-name="AOO41GS11_Figure_8.A2" style:family="table-cell" style:data-style-name="N0">
      <style:table-cell-properties fo:padding="0.0382in" fo:border="none"/>
    </style:style>
    <style:style style:name="Table224" style:family="table">
      <style:table-properties style:width="6.6931in" fo:margin-left="0in" fo:margin-right="0in" fo:margin-top="0.0431in" fo:margin-bottom="0.0826in" table:align="margins" style:may-break-between-rows="false"/>
    </style:style>
    <style:style style:name="Table224.A" style:family="table-column">
      <style:table-column-properties style:column-width="1.0889in" style:rel-column-width="10662*"/>
    </style:style>
    <style:style style:name="Table224.B" style:family="table-column">
      <style:table-column-properties style:column-width="5.6042in" style:rel-column-width="54873*"/>
    </style:style>
    <style:style style:name="Table2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5" style:family="table">
      <style:table-properties style:width="6.6931in" table:align="left"/>
    </style:style>
    <style:style style:name="Table225.A" style:family="table-column">
      <style:table-column-properties style:column-width="0.6597in"/>
    </style:style>
    <style:style style:name="Table225.B" style:family="table-column">
      <style:table-column-properties style:column-width="3.3347in"/>
    </style:style>
    <style:style style:name="Table225.C" style:family="table-column">
      <style:table-column-properties style:column-width="2.6986in"/>
    </style:style>
    <style:style style:name="Table225.A1" style:family="table-cell">
      <style:table-cell-properties fo:padding="0in" fo:border="none"/>
    </style:style>
    <style:style style:name="Table226" style:family="table">
      <style:table-properties style:width="6.6931in" table:align="margins"/>
    </style:style>
    <style:style style:name="Table226.A" style:family="table-column">
      <style:table-column-properties style:column-width="0.6986in" style:rel-column-width="6840*"/>
    </style:style>
    <style:style style:name="Table226.B" style:family="table-column">
      <style:table-column-properties style:column-width="5.9944in" style:rel-column-width="58695*"/>
    </style:style>
    <style:style style:name="Table226.1" style:family="table-row">
      <style:table-row-properties style:keep-together="false" fo:keep-together="always"/>
    </style:style>
    <style:style style:name="Table228" style:family="table">
      <style:table-properties style:width="6.6931in" fo:margin-top="0in" fo:margin-bottom="0.0833in" table:align="left" style:may-break-between-rows="false"/>
    </style:style>
    <style:style style:name="Table228.A" style:family="table-column">
      <style:table-column-properties style:column-width="0.6243in"/>
    </style:style>
    <style:style style:name="Table228.B" style:family="table-column">
      <style:table-column-properties style:column-width="4.4125in"/>
    </style:style>
    <style:style style:name="Table228.C" style:family="table-column">
      <style:table-column-properties style:column-width="1.6563in"/>
    </style:style>
    <style:style style:name="Table228.A1" style:family="table-cell">
      <style:table-cell-properties fo:padding="0in" fo:border="none"/>
    </style:style>
    <style:style style:name="Table229" style:family="table">
      <style:table-properties style:width="6.6931in" fo:margin-top="0in" fo:margin-bottom="0.0833in" table:align="left" style:may-break-between-rows="false"/>
    </style:style>
    <style:style style:name="Table229.A" style:family="table-column">
      <style:table-column-properties style:column-width="0.625in"/>
    </style:style>
    <style:style style:name="Table229.B" style:family="table-column">
      <style:table-column-properties style:column-width="4.4701in"/>
    </style:style>
    <style:style style:name="Table229.C" style:family="table-column">
      <style:table-column-properties style:column-width="1.5979in"/>
    </style:style>
    <style:style style:name="Table229.A1" style:family="table-cell">
      <style:table-cell-properties fo:padding="0in" fo:border="none"/>
    </style:style>
    <style:style style:name="Table230" style:family="table">
      <style:table-properties style:width="6.6931in" table:align="left"/>
    </style:style>
    <style:style style:name="Table230.A" style:family="table-column">
      <style:table-column-properties style:column-width="4.1299in"/>
    </style:style>
    <style:style style:name="Table230.B" style:family="table-column">
      <style:table-column-properties style:column-width="2.5632in"/>
    </style:style>
    <style:style style:name="Table230.1" style:family="table-row">
      <style:table-row-properties style:min-row-height="1.7278in"/>
    </style:style>
    <style:style style:name="Table230.A1" style:family="table-cell">
      <style:table-cell-properties fo:padding="0.0382in" fo:border="none"/>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fo:text-align="start" style:justify-single-word="false" style:page-number="auto" fo:keep-with-next="always"/>
    </style:style>
    <style:style style:name="P6" style:family="paragraph" style:parent-style-name="OOoDefinitionTerm" style:master-page-name="">
      <style:paragraph-properties style:page-number="auto" fo:keep-with-next="always"/>
    </style:style>
    <style:style style:name="P7" style:family="paragraph" style:parent-style-name="OOoTextBody_5f_ListIntro" style:master-page-name="">
      <style:paragraph-properties style:page-number="auto" fo:keep-with-next="always"/>
    </style:style>
    <style:style style:name="P8" style:family="paragraph" style:parent-style-name="OOoTextBody_5f_ListIntro" style:master-page-name="">
      <style:paragraph-properties style:page-number="auto"/>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fo:text-align="end" style:justify-single-word="false" fo:keep-together="always" fo:orphans="0" fo:widows="0" style:page-number="auto"/>
      <style:text-properties fo:font-size="14pt"/>
    </style:style>
    <style:style style:name="P12" style:family="paragraph" style:parent-style-name="OOoTableText">
      <style:paragraph-properties fo:text-align="start" style:justify-single-word="false"/>
    </style:style>
    <style:style style:name="P13" style:family="paragraph" style:parent-style-name="OOoTextBody">
      <style:text-properties fo:font-weight="normal" style:font-weight-asian="normal" style:font-weight-complex="normal"/>
    </style:style>
    <style:style style:name="P14" style:family="paragraph" style:parent-style-name="OOoTextBody">
      <style:paragraph-properties fo:text-align="start" style:justify-single-word="false"/>
      <style:text-properties fo:font-weight="normal"/>
    </style:style>
    <style:style style:name="P15" style:family="paragraph" style:parent-style-name="OOoTextBody">
      <style:paragraph-properties fo:text-align="start" style:justify-single-word="false"/>
    </style:style>
    <style:style style:name="P16" style:family="paragraph" style:parent-style-name="OOoTextBody">
      <style:paragraph-properties>
        <style:tab-stops/>
      </style:paragraph-properties>
      <style:text-properties fo:font-style="normal" style:font-style-asian="normal" style:font-style-complex="normal"/>
    </style:style>
    <style:style style:name="P17" style:family="paragraph" style:parent-style-name="OOoTextBody">
      <style:paragraph-properties fo:text-align="end" style:justify-single-word="false"/>
      <style:text-properties fo:font-size="14pt"/>
    </style:style>
    <style:style style:name="P18" style:family="paragraph" style:parent-style-name="OOoTableText_28_Caption_29_">
      <style:paragraph-properties fo:margin-left="0.0783in" fo:margin-right="0in" fo:text-indent="0in" style:auto-text-indent="false"/>
    </style:style>
    <style:style style:name="P19" style:family="paragraph" style:parent-style-name="OOoTextBody_5f_ListIntro">
      <style:text-properties fo:font-weight="normal"/>
    </style:style>
    <style:style style:name="P20" style:family="paragraph" style:parent-style-name="OOoTextBody_5f_ListIntro">
      <style:paragraph-properties loext:contextual-spacing="false" fo:margin-top="0in" fo:margin-bottom="0in"/>
    </style:style>
    <style:style style:name="P21" style:family="paragraph" style:parent-style-name="OOoFigureCaption">
      <style:paragraph-properties loext:contextual-spacing="false" fo:margin-top="0in" fo:margin-bottom="0in"/>
    </style:style>
    <style:style style:name="P22" style:family="paragraph" style:parent-style-name="OOoTextBody_5f_ListIntro" style:master-page-name="">
      <style:paragraph-properties loext:contextual-spacing="false" fo:margin-top="0.0783in" fo:margin-bottom="0.0429in" style:page-number="auto"/>
    </style:style>
    <style:style style:name="P23" style:family="paragraph" style:parent-style-name="OOoTextBody_5f_ListIntro">
      <style:paragraph-properties loext:contextual-spacing="false" fo:margin-top="0.1181in" fo:margin-bottom="0.0429in"/>
    </style:style>
    <style:style style:name="P24" style:family="paragraph" style:parent-style-name="OOoFigureCaption">
      <style:paragraph-properties fo:text-align="start" style:justify-single-word="false"/>
      <style:text-properties style:font-size-asian="10pt" style:font-size-complex="10pt"/>
    </style:style>
    <style:style style:name="P25" style:family="paragraph" style:parent-style-name="OOoFigureCaption">
      <style:paragraph-properties fo:text-align="start" style:justify-single-word="false"/>
    </style:style>
    <style:style style:name="P26" style:family="paragraph" style:parent-style-name="OOoFigureCaption">
      <style:paragraph-properties fo:text-align="center" style:justify-single-word="false"/>
    </style:style>
    <style:style style:name="P27" style:family="paragraph" style:parent-style-name="OOoFigure">
      <style:text-properties fo:font-weight="normal" style:font-weight-asian="normal" style:font-weight-complex="normal"/>
    </style:style>
    <style:style style:name="P28" style:family="paragraph" style:parent-style-name="OOoFigure">
      <style:paragraph-properties loext:contextual-spacing="false" fo:margin-top="0.0827in" fo:margin-bottom="0.161in"/>
    </style:style>
    <style:style style:name="P29" style:family="paragraph" style:parent-style-name="OOoFigure">
      <style:paragraph-properties loext:contextual-spacing="false" fo:margin-top="0.0429in" fo:margin-bottom="0.0827in"/>
    </style:style>
    <style:style style:name="P30" style:family="paragraph" style:parent-style-name="Table_20_Contents">
      <style:text-properties fo:font-size="14pt"/>
    </style:style>
    <style:style style:name="P31" style:family="paragraph" style:parent-style-name="OOoTextBody">
      <style:paragraph-properties loext:contextual-spacing="false" fo:margin-top="0in" fo:margin-bottom="0.0783in"/>
    </style:style>
    <style:style style:name="P32" style:family="paragraph" style:parent-style-name="OOoNum_20_123_20_End" style:list-style-name="OOoNum_20_123"/>
    <style:style style:name="P33" style:family="paragraph" style:parent-style-name="OOoNum_20_123_20_Start" style:list-style-name="OOoNum_20_123"/>
    <style:style style:name="P34" style:family="paragraph" style:parent-style-name="OOoNum_20_123_20_Start" style:master-page-name="">
      <style:paragraph-properties style:page-number="auto" fo:keep-with-next="always"/>
    </style:style>
    <style:style style:name="P35" style:family="paragraph" style:parent-style-name="OOoNum_20_123_20_Start" style:master-page-name="">
      <style:paragraph-properties style:page-number="auto" fo:keep-with-next="always"/>
      <style:text-properties fo:font-weight="normal"/>
    </style:style>
    <style:style style:name="P36" style:family="paragraph" style:parent-style-name="OOoNum_20_123_20_Cont." style:list-style-name="OOoNum_20_123"/>
    <style:style style:name="P37" style:family="paragraph" style:parent-style-name="OOoNum_20_123_20_Cont." style:master-page-name="">
      <style:paragraph-properties fo:keep-together="always" fo:orphans="0" fo:widows="0" style:page-number="auto"/>
    </style:style>
    <style:style style:name="P38" style:family="paragraph" style:parent-style-name="OOoHeading_20_3">
      <style:paragraph-properties loext:contextual-spacing="false" fo:margin-top="0.0866in" fo:margin-bottom="0.0429in"/>
    </style:style>
    <style:style style:name="P39" style:family="paragraph" style:parent-style-name="OOoHeading_20_2" style:master-page-name="">
      <style:paragraph-properties style:page-number="auto" fo:keep-with-next="always"/>
    </style:style>
    <style:style style:name="P40" style:family="paragraph" style:parent-style-name="OOoHeading_20_2">
      <style:paragraph-properties loext:contextual-spacing="false" fo:margin-top="0.0752in" fo:margin-bottom="0.0827in"/>
    </style:style>
    <style:style style:name="P41" style:family="paragraph" style:parent-style-name="OOoHeading_20_2" style:master-page-name="">
      <style:paragraph-properties loext:contextual-spacing="false" fo:margin-top="0.0752in" fo:margin-bottom="0.0429in" style:page-number="auto"/>
    </style:style>
    <style:style style:name="P42" style:family="paragraph" style:parent-style-name="OOoHeading_20_2">
      <style:paragraph-properties loext:contextual-spacing="false" fo:margin-top="0.1138in" fo:margin-bottom="0in"/>
    </style:style>
    <style:style style:name="P43" style:family="paragraph" style:parent-style-name="OOoHeading_20_0" style:master-page-name="OOoPageStyle">
      <style:paragraph-properties loext:contextual-spacing="false" fo:margin-top="1.9689in" fo:margin-bottom="0.5902in" style:page-number="auto"/>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weight-asian="normal" style:font-weight-complex="normal"/>
    </style:style>
    <style:style style:name="T6" style:family="text">
      <style:text-properties fo:language="en" fo:country="US"/>
    </style:style>
    <style:style style:name="T7" style:family="text">
      <style:text-properties fo:language="en" fo:country="US" fo:font-weight="normal"/>
    </style:style>
    <style:style style:name="T8" style:family="text">
      <style:text-properties fo:language="en" fo:country="US" fo:font-weight="normal" style:font-weight-asian="normal" style:font-weight-complex="normal"/>
    </style:style>
    <style:style style:name="T9" style:family="text">
      <style:text-properties style:font-weight-asian="bold" style:font-weight-complex="bold"/>
    </style:style>
    <style:style style:name="T10" style:family="text">
      <style:text-properties style:font-weight-asian="normal" style:font-weight-complex="normal"/>
    </style:style>
    <style:style style:name="T11" style:family="text">
      <style:text-properties fo:font-style="italic" fo:font-weight="normal" style:font-style-asian="italic" style:font-style-complex="italic"/>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4" style:family="graphic" style:parent-style-name="Frame">
      <style:graphic-properties style:vertical-pos="top" style:vertical-rel="baseline" style:horizontal-pos="center" style:horizontal-rel="paragraph-content"/>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295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fo:padding="0in" fo:border="0.0008in solid #000000" style:shadow="none" style:mirror="none" fo:clip="rect(0.0398in, 0.0398in, 0.0398in, 0.0398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1.339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 text:outline-level="1">Chapter <text:span text:style-name="OOoChapterNumber">10 </text:span><text:line-break/>Graphics, the Gallery, and Fontwork</text:h>
      <text:h text:style-name="OOoHeading_20_1" text:outline-level="2">Introduction</text:h>
      <text:p text:style-name="OOoTextBody">You can add graphic and image files, including photos, drawings, scanned images, and others, to Apache OpenOffice (AOO) documents. AOO can import various vector (line drawing) and raster (bitmap) file formats. The most commonly used graphic formats are GIF, JPG, PNG, and BMP.</text:p>
      <text:p text:style-name="OOoTextBody_5f_ListIntro">Graphics in Apache OpenOffice are of three basic types:</text:p>
      <text:list xml:id="list1284933879884435820" text:style-name="OOoBullets_20_1">
        <text:list-item>
          <text:p text:style-name="OOoList_20_1_20_Start">Image files, such as photos, drawings, and scanned images</text:p>
        </text:list-item>
        <text:list-item>
          <text:p text:style-name="OOoList_20_1_20_Cont.">Diagrams created using AOO’s drawing tools</text:p>
        </text:list-item>
        <text:list-item>
          <text:p text:style-name="OOoList_20_1_20_End">Charts created using AOO’s Chart facility</text:p>
        </text:list-item>
      </text:list>
      <text:p text:style-name="P15">This chapter covers images and diagrams.</text:p>
      <text:p text:style-name="P15">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2"><text:reference-mark-start text:name="Adding images"/>Adding Images to a Document<text:reference-mark-end text:name="Adding images"/></text:h>
      <text:p text:style-name="P15">Images can be added to a document in several ways: by inserting an image file, directly from a graphics program or a scanner, or from the Apache OpenOffice Gallery.</text:p>
      <text:h text:style-name="OOoHeading_20_2" text:outline-level="3">Inserting an <text:alphabetical-index-mark text:string-value="adding from file" text:key1="graphics"/><text:alphabetical-index-mark text:string-value="adding from file" text:key1="pictures" text:main-entry="true"/><text:alphabetical-index-mark text:string-value="adding from file" text:key1="images" text:main-entry="true"/>Image file</text:h>
      <text:p text:style-name="P15">When the image is in a file stored on the computer, you can insert it into an AOO document using either of the following methods.</text:p>
      <text:h text:style-name="P38" text:outline-level="4"><text:soft-page-break/><text:alphabetical-index-mark text:string-value="drag and drop"/>Drag and Drop</text:h>
      <text:list xml:id="list4444316943902092880" text:style-name="OOoNum_20_123">
        <text:list-item text:start-value="1">
          <text:p text:style-name="OOoNum_20_123_20_Start">Open a file browser window and locate the image you want to insert.</text:p>
        </text:list-item>
        <text:list-item>
          <text:p text:style-name="OOoNum_20_123_20_End">Drag the image into the AOO document and drop it where you want it to appear. A faint vertical line marks where the image will be dropped.</text:p>
        </text:list-item>
      </text:list>
      <text:p text:style-name="OOoTextBody">This method embeds (saves a copy of) the image file in the Writer document. To link the file instead of embedding it, hold down the <text:span text:style-name="OOoKeystroke">Ctrl+Shift</text:span> keys while dragging the image.</text:p>
      <text:h text:style-name="OOoHeading_20_3" text:outline-level="4"><text:alphabetical-index-mark-start text:id="IMark70039032"/>Insert Picture Dialog<text:alphabetical-index-mark-end text:id="IMark70039032"/></text:h>
      <text:list xml:id="list32445329" text:continue-list="list4444316943902092880" text:style-name="OOoNum_20_123">
        <text:list-item text:start-value="1">
          <text:p text:style-name="P34">Click in the AOO document where you want the image to appear.</text:p>
        </text:list-item>
        <text:list-item>
          <text:p text:style-name="OOoNum_20_123_20_Cont.">Choose <text:span text:style-name="OOoMenuPath">Insert &gt; Picture &gt; From File</text:span><text:span text:style-name="OOoStrongEmphasis"><text:span text:style-name="T1"> from the menu bar.</text:span></text:span></text:p>
        </text:list-item>
        <text:list-item>
          <text:p text:style-name="P36">On the Insert Picture dialog (<text:sequence-ref text:reference-format="category-and-value" text:ref-name="refFigure0">Figure 1</text:sequence-ref>), notice the two options at the bottom left: <text:span text:style-name="OOoMenuPath">Preview</text:span> and <text:span text:style-name="OOoMenuPath">Link</text:span>. Choose <text:span text:style-name="OOoMenuPath">Preview</text:span> to view a thumbnail of the selected image on the right, so you can verify that you have the correct file. See page <text:bookmark-ref text:reference-format="page" text:ref-name="__RefHeading__1575_8669612">2</text:bookmark-ref> for the use of <text:span text:style-name="OOoMenuPath">Link</text:span>.</text:p>
        </text:list-item>
        <text:list-item>
          <text:p text:style-name="P32">Navigate to the file to be inserted, select it, and click <text:span text:style-name="OOoMenuPath"><text:span text:style-name="T4">Open</text:span></text:span><text:span text:style-name="OOoDefault"><text:span text:style-name="T2">.</text:span></text:span></text:p>
        </text:list-item>
      </text:list>
      <table:table table:name="Table216" table:style-name="Table216">
        <table:table-column table:style-name="Table216.A"/>
        <table:table-column table:style-name="Table216.B"/>
        <table:table-row>
          <table:table-cell table:style-name="Table216.A1" office:value-type="string">
            <text:p text:style-name="OOoTip_2f_Note_2f_Caution">Note</text:p>
          </table:table-cell>
          <table:table-cell table:style-name="Table216.A1" office:value-type="string">
            <text:p text:style-name="P12">If you choose the <text:span text:style-name="OOoMenuPath">Link</text:span> option, a message box appears when you click <text:span text:style-name="OOoMenuPath">Open</text:span>. The message states that the picture will not be stored with the document, but only referenced as a link, and asks if you want to embed the graphic instead. Select <text:span text:style-name="OOoMenuPath">Keep Link</text:span> if you want the link, or <text:span text:style-name="OOoMenuPath">Embed Graphic</text:span> if you do not. To prevent this message from appearing again, deselect the box by <text:span text:style-name="OOoMenuPath">Ask when linking a graphic</text:span> at the bottom of the message.</text:p>
          </table:table-cell>
        </table:table-row>
      </table:table>
      <text:p text:style-name="P28"><draw:frame draw:style-name="fr1" draw:name="Figure_AOO41GS11_1" text:anchor-type="as-char" svg:width="6.6661in" draw:z-index="0"><draw:text-box fo:min-height="3.102in"><text:p text:style-name="P21"><draw:frame draw:style-name="fr8" draw:name="AOO41GS11_001" text:anchor-type="as-char" svg:width="6.6654in" svg:height="2.9173in" draw:z-index="24"><draw:image xlink:href="Pictures/100000000000036800000191C7141501.png" xlink:type="simple" xlink:show="embed" xlink:actuate="onLoad"/></draw:frame></text:p><text:p text:style-name="P21">Figure <text:sequence text:ref-name="refFigure0" text:name="Figure" text:formula="ooow:Figure+1" style:num-format="1">1</text:sequence>. Insert picture dialog</text:p></draw:text-box></draw:frame></text:p>
      <text:h text:style-name="OOoHeading_20_2" text:outline-level="3"><text:bookmark-start text:name="__RefHeading__1575_8669612"/><text:alphabetical-index-mark text:string-value="linking" text:key1="graphics"/><text:alphabetical-index-mark text:string-value="linking" text:key1="pictures"/><text:alphabetical-index-mark text:string-value="linking" text:key1="images"/>Linking an Image File<text:bookmark-end text:name="__RefHeading__1575_8669612"/></text:h>
      <text:p text:style-name="OOoTextBody"><text:span text:style-name="T1">If the </text:span><text:span text:style-name="OOoMenuPath"><text:span text:style-name="T3">Link</text:span></text:span><text:span text:style-name="T1"> </text:span>option in the Insert picture dialog is selected, Apache OpenOffice creates a link to the file containing the image instead of saving a copy of the image in the document. The result is that the image is displayed in the document, but when the document is saved, it contains only a reference to the image<text:span text:style-name="T6"> file—n</text:span>ot the image itself. <text:soft-page-break/>The document and the image remain as two separate files, and they are merged together only when you open the document again.</text:p>
      <text:p text:style-name="OOoTextBody_5f_ListIntro"><text:span text:style-name="T1">Linking an image has two advantages and one </text:span><text:span text:style-name="T7">disadvantage:</text:span></text:p>
      <text:list xml:id="list32453361" text:continue-list="list1284933879884435820" text:style-name="OOoBullets_20_1">
        <text:list-item>
          <text:p text:style-name="OOoList_20_1_20_Start"><text:span text:style-name="T1">A</text:span>dvantage – Linking can reduce the size of the document when it is saved, because the image file itself is not included. File size is usually not a problem on a modern computer with a reasonable amount of memory, unless the document includes many large graphics files; Apache OpenOffice can handle quite large files.</text:p>
        </text:list-item>
        <text:list-item>
          <text:p text:style-name="OOoList_20_1_20_Cont.">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able:table table:name="Table217" table:style-name="Table217">
        <table:table-column table:style-name="Table217.A"/>
        <table:table-column table:style-name="Table217.B"/>
        <table:table-row>
          <table:table-cell table:style-name="Table217.A1" office:value-type="string">
            <text:p text:style-name="OOoTip_2f_Note_2f_Caution">Note</text:p>
          </table:table-cell>
          <table:table-cell table:style-name="Table217.A1" office:value-type="string">
            <text:p text:style-name="OOoTableText">When inserting the same image several times in the document it would appear beneficial to link rather than embed; however, this is not so because Apache OpenOffice embeds only one copy of the image file in the document.</text:p>
          </table:table-cell>
        </table:table-row>
      </table:table>
      <text:h text:style-name="OOoHeading_20_3" text:outline-level="4">Embedding Linked Images</text:h>
      <text:p text:style-name="OOoTextBody_5f_ListIntro">If you originally linked the images, you can easily embed one or more of them later if you wish. To do so:</text:p>
      <text:list xml:id="list32445007" text:continue-list="list32445329" text:style-name="OOoNum_20_123">
        <text:list-item text:start-value="1">
          <text:p text:style-name="OOoNum_20_123_20_Start">Open the document in Apache OpenOffice and choose <text:span text:style-name="OOoMenuPath">Edit &gt; Links</text:span>.</text:p>
        </text:list-item>
        <text:list-item>
          <text:p text:style-name="OOoNum_20_123_20_Cont.">The Edit Links dialog (<text:sequence-ref text:reference-format="category-and-value" text:ref-name="refFigure1">Figure 2</text:sequence-ref>) shows all the linked files. In the <text:span text:style-name="OOoEmphasis">Source file</text:span> list, select the files you want to change from linked to emb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le218" table:style-name="Table218">
        <table:table-column table:style-name="Table218.A"/>
        <table:table-column table:style-name="Table218.B"/>
        <table:table-row>
          <table:table-cell table:style-name="Table218.A1" office:value-type="string">
            <text:p text:style-name="OOoTip_2f_Note_2f_Caution">Note</text:p>
          </table:table-cell>
          <table:table-cell table:style-name="Table218.A1" office:value-type="string">
            <text:p text:style-name="OOoTableText">Going the other way, from embedded to linked, is not so easy—you must delete and reinsert the images, one at a time, selecting the <text:span text:style-name="OOoMenuPath">Link</text:span> option when you do so.</text:p>
          </table:table-cell>
        </table:table-row>
      </table:table>
      <text:p text:style-name="OOoFigure"><text:soft-page-break/><draw:frame draw:style-name="fr2" draw:name="Figure-AOO41GS11_2" text:anchor-type="as-char" svg:width="6in" draw:z-index="25"><draw:text-box fo:min-height="2.7311in"><text:p text:style-name="OOoFigureCaption"><draw:frame draw:style-name="fr8" draw:name="AOO41GS11_002" text:anchor-type="as-char" svg:width="6in" svg:height="2.6728in" draw:z-index="26"><draw:image xlink:href="Pictures/100000000000031D000001660ECD3BB0.png" xlink:type="simple" xlink:show="embed" xlink:actuate="onLoad"/></draw:frame></text:p><text:p text:style-name="OOoFigureCaption">Figure <text:sequence text:ref-name="refFigure1" text:name="Figure" text:formula="ooow:Figure+1" style:num-format="1">2</text:sequence>: The Edit Links dialog</text:p></draw:text-box></draw:frame></text:p>
      <text:h text:style-name="OOoHeading_20_2" text:outline-level="3">Inserting an Image from the Clipboard</text:h>
      <text:p text:style-name="P19">Using the clipboard, you can copy images into an AOO document from another AOO document and from other programs. To do this:</text:p>
      <text:list xml:id="list32430572" text:continue-list="list32445007"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span text:style-name="T1">Move the mouse pointer over the selected image and press </text:span><text:span text:style-name="OOoKeystroke">Ctrl+C</text:span><text:span text:style-name="T1">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1">Press </text:span><text:span text:style-name="OOoKeystroke">Ctrl+V</text:span><text:span text:style-name="T4"> </text:span><text:span text:style-name="T2">to insert the image.</text:span></text:p>
        </text:list-item>
      </text:list>
      <table:table table:name="Table219" table:style-name="Table219">
        <table:table-column table:style-name="Table219.A"/>
        <table:table-column table:style-name="Table219.B"/>
        <table:table-row>
          <table:table-cell table:style-name="Table219.A1" office:value-type="string">
            <text:p text:style-name="OOoTip_2f_Note_2f_Caution">Caution</text:p>
            <text:p text:style-name="OOoTip_2f_Note_2f_Caution"><draw:frame draw:style-name="fr9" draw:name="AOO41GS11_003_dangersign" text:anchor-type="as-char" svg:y="-0.2634in" svg:width="0.4307in" svg:height="0.398in" draw:z-index="27"><draw:image xlink:href="Pictures/10000201000000500000004A5CA4FE42.png" xlink:type="simple" xlink:show="embed" xlink:actuate="onLoad"/></draw:frame></text:p>
          </table:table-cell>
          <table:table-cell table:style-name="Table219.A1" office:value-type="string">
            <text:p text:style-name="OOoTableText">If the application from which the graphic was copied is closed before the graphic is pasted into the target, the image stored on the clipboard could be lost.</text:p>
          </table:table-cell>
        </table:table-row>
      </table:table>
      <text:h text:style-name="OOoHeading_20_2" text:outline-level="3">Inserting an Image Using a scanner</text:h>
      <text:p text:style-name="P15"><text:span text:style-name="T1">If a </text:span><text:alphabetical-index-mark-start text:id="IMark165500248"/><text:alphabetical-index-mark text:string-value="scanned" text:key1="images"/>scanner<text:alphabetical-index-mark-end text:id="IMark165500248"/><text:span text:style-name="T1"> is connected to your computer, AOO can call the scanning application and inserted the scanned item into the AOO </text:span><text:span text:style-name="T7">document </text:span><text:span text:style-name="T1">as an image. To start this procedure, place the cursor where you want the graphic to be inserted and choo</text:span><text:span text:style-name="T1">s</text:span><text:span text:style-name="T1">e </text:span><text:span text:style-name="OOoMenuPath">Insert &gt; Picture &gt; Scan &gt; Select Source</text:span><text:span text:style-name="T1">.</text:span></text:p>
      <text:p text:style-name="P14">Although this practice is quick and easy, it is unlikely to result in a high-quality image of the correct size. You may get better results by scanned material into a graphics program and cleaning it up there before inserting the resulting image into AOO.</text:p>
      <text:h text:style-name="OOoHeading_20_2" text:outline-level="3">Inserting an Image from the Gallery</text:h>
      <text:p text:style-name="P15"><text:span text:style-name="T1">The Gallery provides a convenient way to group reusable objects such as graphics and sounds that you can insert into your documents. The </text:span><text:alphabetical-index-mark text:string-value="opening" text:key1="Gallery"/><text:alphabetical-index-mark text:string-value="opening" text:key1="Gallery"/><text:span text:style-name="T1">Gallery is available in all components of AOO. See “</text:span><text:span text:style-name="T1"><text:bookmark-ref text:reference-format="text" text:ref-name="__RefHeading__1693_8669612">Managing the Gallery</text:bookmark-ref></text:span><text:span text:style-name="T1">“ on page </text:span><text:span text:style-name="T1"><text:bookmark-ref text:reference-format="page" text:ref-name="__RefHeading__1693_8669612">6</text:bookmark-ref></text:span><text:span text:style-name="T1">. </text:span>You can <text:alphabetical-index-mark text:string-value="copying object from Gallery"/>copy or link an object from the Gallery into a document.</text:p>
      <text:p text:style-name="P20"><text:soft-page-break/>To insert an object:</text:p>
      <text:list xml:id="list32454755" text:continue-list="list32430572" text:style-name="OOoNum_20_123">
        <text:list-item text:start-value="1">
          <text:p text:style-name="P33">Choose the Gallery deck in the <text:span text:style-name="T6">Sidebar</text:span> or the menu <text:span text:style-name="OOoMenuPath">Tools &gt; Gallery</text:span> or click the Gallery icon <draw:frame draw:style-name="fr10" draw:name="AOO41GS11_004_GalleryIcon" text:anchor-type="as-char" svg:y="-0.2417in" svg:width="0.2756in" svg:height="0.2756in" draw:z-index="28"><draw:image xlink:href="Pictures/100002010000001A0000001AB5E09851.png" xlink:type="simple" xlink:show="embed" xlink:actuate="onLoad"/></draw:frame> on the Standard toolbar (in Writer and Calc) or the Drawing toolbar (in Impress and Draw).</text:p>
        </text:list-item>
        <text:list-item>
          <text:p text:style-name="P36">Select a theme.</text:p>
        </text:list-item>
        <text:list-item>
          <text:p text:style-name="P36">Select an object with a single click.</text:p>
        </text:list-item>
        <text:list-item>
          <text:p text:style-name="P36">Drag and drop the image into the document. (See <text:sequence-ref text:reference-format="category-and-value" text:ref-name="refFigure2">Figure 3</text:sequence-ref>.)</text:p>
        </text:list-item>
        <text:list-item>
          <text:p text:style-name="P32">You can also right-click on the object and choose <text:span text:style-name="OOoMenuPath">Insert &gt; Copy</text:span>.</text:p>
        </text:list-item>
      </text:list>
      <text:p text:style-name="P27"><draw:frame draw:style-name="fr3" draw:name="Figure_AOO41GS11_3" text:anchor-type="as-char" svg:width="6.6665in" draw:z-index="29"><draw:text-box fo:min-height="4.2819in"><text:p text:style-name="OOoFigureCaption"><draw:frame draw:style-name="fr11" draw:name="AOO41GS11_005" text:anchor-type="as-char" svg:width="6.6626in" svg:height="3.8701in" draw:z-index="32"><draw:image xlink:href="Pictures/100000000000032F000001F6D2ABECE9.png" xlink:type="simple" xlink:show="embed" xlink:actuate="onLoad"/></draw:frame></text:p><text:p text:style-name="OOoFigureCaption">Figure <text:sequence text:ref-name="refFigure2" text:name="Figure" text:formula="ooow:Figure+1" style:num-format="1">3</text:sequence>. Copying a graphic object from the Gallery into a document (the square marks the Hide/Show button for the Gallery)</text:p></draw:text-box></draw:frame></text:p>
      <text:p text:style-name="P22"><text:alphabetical-index-mark text:string-value="linking object from gallery"/>To insert an object as a link:</text:p>
      <text:list xml:id="list32443055" text:continue-list="list32454755" text:style-name="OOoNum_20_123">
        <text:list-item text:start-value="1">
          <text:p text:style-name="OOoNum_20_123_20_Start">Access the Gallery with any of the methods just explained and select a theme.</text:p>
        </text:list-item>
        <text:list-item>
          <text:p text:style-name="OOoNum_20_123_20_End">Select an object with a single click, then while pressing the <text:span text:style-name="OOoKeystroke">Shift</text:span> and <text:span text:style-name="OOoKeystroke">Control</text:span> keys, drag and drop the object into the document.</text:p>
        </text:list-item>
      </text:list>
      <text:h text:style-name="OOoHeading_20_2" text:outline-level="3"><text:alphabetical-index-mark text:string-value="inserting object as background " text:key1="Gallery"/>Inserting an Image as a Background</text:h>
      <text:p text:style-name="OOoTextBody_5f_ListIntro">To insert an image as the background to a page or paragraph:</text:p>
      <text:list xml:id="list928706392" text:style-name="OOoNum_20_123">
        <text:list-item>
          <text:p text:style-name="OOoNum_20_123_20_Start">Select a theme in the Gallery.</text:p>
        </text:list-item>
        <text:list-item>
          <text:p text:style-name="P32"><text:span text:style-name="T2">Select an object with a single click, right-click on the object, and choose </text:span><text:span text:style-name="OOoMenuPath"><text:span text:style-name="T9">Insert &gt; Background &gt; Page</text:span></text:span><text:span text:style-name="OOoMenuPath"><text:span text:style-name="T10"> </text:span></text:span><text:span text:style-name="T6">or</text:span><text:span text:style-name="OOoMenuPath"><text:span text:style-name="T10"> </text:span></text:span><text:span text:style-name="OOoMenuPath"><text:span text:style-name="T9">&gt; Paragraph</text:span></text:span><text:span text:style-name="T2">.</text:span></text:p>
        </text:list-item>
      </text:list>
      <text:h text:style-name="OOoHeading_20_1" text:outline-level="2">Modifying and Positioning Graphics</text:h>
      <text:p text:style-name="P14">Apache OpenOffice provides many tools for resizing, modifying, filtering, and positioning graphics; wrapping text around graphics; and using graphics as backgrounds and watermarks. These tools are described in relevant chapters of the other guides. Some sophisticated adjustments of the graphics are best done in an <text:soft-page-break/>image manipulation program and the results brought into AOO, rather than using AOO’s inbuilt tools.</text:p>
      <text:h text:style-name="OOoHeading_20_1" text:outline-level="2"><text:bookmark-start text:name="__RefHeading__1693_8669612"/>Managing the Gallery<text:bookmark-end text:name="__RefHeading__1693_8669612"/></text:h>
      <text:p text:style-name="OOoTextBody"><text:span text:style-name="T2">Graphics in the Gallery are grouped by </text:span><text:alphabetical-index-mark-start text:id="IMark165500152"/><text:alphabetical-index-mark-start text:id="IMark165500344" text:key1="Gallery"/><text:span text:style-name="T2">themes</text:span><text:alphabetical-index-mark-end text:id="IMark165500344"/><text:alphabetical-index-mark-end text:id="IMark165500152"/><text:span text:style-name="T2">, such as Bullets, Rulers, and Backgrounds. You can create other groups or themes and add your own pictures or find extensions containing more graphics.</text:span></text:p>
      <text:p text:style-name="OOoTextBody"><text:span text:style-name="T2">The box on the left, or above in </text:span>the <text:span text:style-name="T6">Sidebar</text:span>, the<text:span text:style-name="T2"> gallery window lists the available themes. Click on a theme to see its contents </text:span><text:span text:style-name="T8">displayed</text:span><text:span text:style-name="T2"> in the Gallery window.</text:span></text:p>
      <text:p text:style-name="OOoTextBody"><text:span text:style-name="T2">You can display the Gallery </text:span>in <text:alphabetical-index-mark text:string-value="views (icon/detailed)" text:key1="Gallery"/><text:span text:style-name="OOoEmphasis">Icon View</text:span> (Figure <text:sequence-ref text:reference-format="value" text:ref-name="refFigure3">4</text:sequence-ref>) or <text:span text:style-name="OOoEmphasis">Detailed View</text:span>,<text:span text:style-name="T2"> and you can </text:span><text:alphabetical-index-mark text:string-value="hide/show" text:key1="Gallery"/><text:span text:style-name="T2">hide or show the Gallery by clicking on </text:span>the <text:span text:style-name="OOoEmphasis">Hide</text:span> button<text:span text:style-name="T2"> (similar to the Hide button for the Navigator and the Styles and Formatting window when they are docked).</text:span></text:p>
      <text:p text:style-name="OOoFigure"><draw:frame draw:style-name="fr2" draw:name="Figure_AOO41GS11_4" text:anchor-type="as-char" svg:width="6.6264in" draw:z-index="33"><draw:text-box fo:min-height="2.861in"><text:p text:style-name="Figure"><draw:frame draw:style-name="fr12" draw:name="AOO41GS11_006" text:anchor-type="as-char" svg:width="6.6264in" svg:height="2.5563in" draw:z-index="34"><draw:image xlink:href="Pictures/10000201000002ED000001211A97DC87.png" xlink:type="simple" xlink:show="embed" xlink:actuate="onLoad"/></draw:frame></text:p><text:p text:style-name="OOoFigureCaption">Figure <text:sequence text:ref-name="refFigure3" text:name="Figure" text:formula="ooow:Figure+1" style:num-format="1">4</text:sequence>. Icon view of one theme in the Gallery</text:p></draw:text-box></draw:frame></text:p>
      <text:p text:style-name="OOoTextBody">When the Gallery is called with <text:span text:style-name="OOoMenuPath">Tools &gt; Gallery</text:span> or with the icon on the Standard toolbar, it is docked above the workspace by default. To expand the Gallery, position the pointer over the line that divides it from the top of the workspace. When the pointer changes to parallel lines with arrows, click and drag downward. The workspace resizes in response.</text:p>
      <text:p text:style-name="OOoTextBody"><text:span text:style-name="T2">As with other docked windows, you can “float” the Gallery</text:span><text:span text:style-name="T2"> </text:span><text:span text:style-name="T2">from it</text:span><text:span text:style-name="T2">s</text:span><text:span text:style-name="T2"> position above the workspace or in </text:span>the <text:span text:style-name="T6">Sidebar</text:span> by<text:span text:style-name="T2"> moving the mouse pointer over an edge of the Gallery window, holding down the Control key, and double-clicking. Repeat this procedure to dock the Gallery again.</text:span></text:p>
      <text:p text:style-name="OOoTextBody">The default themes are locked; no items can be added to or deleted from these themes. The locked themes are easily recognizable by right-clicking on them; the only available option in the pop-up menu is <text:span text:style-name="OOoMenuPath">Properties</text:span>.</text:p>
      <text:p text:style-name="P9">In a default installation, only <text:span text:style-name="OOoStrongEmphasis">My Theme</text:span> is customizable, although new themes can be added as explained in “<text:reference-ref text:reference-format="text" text:ref-name="Add new theme to Gallery">Adding a New Theme to the Gallery</text:reference-ref>” on page <text:reference-ref text:reference-format="page" text:ref-name="Add new theme to Gallery">8</text:reference-ref>.</text:p>
      <text:h text:style-name="P39" text:outline-level="3"><text:soft-page-break/><text:alphabetical-index-mark text:string-value="adding objects" text:key1="Gallery"/>Adding Objects to the Gallery</text:h>
      <text:p text:style-name="P5"><text:span text:style-name="T1">You may wish to add to the Gallery any images that you use frequently, for example, a company logo</text:span>. You can then ver<text:span text:style-name="T1">y easily insert these graphics into a document later.</text:span></text:p>
      <text:p text:style-name="P14">You can add images only to “My Theme” or to any other theme that you have created; these are indicated by a green icon in the list of themes. You cannot add images to the built-in themes, indicated by an icon of another color.</text:p>
      <text:p text:style-name="OOoTextBody_5f_ListIntro"><text:span text:style-name="OOoStrongEmphasis">Method 1</text:span> (selecting a file):</text:p>
      <text:list xml:id="list32432839" text:continue-list="list32443055" text:style-name="OOoNum_20_123">
        <text:list-item text:start-value="1">
          <text:p text:style-name="P35">Right-click on the desired theme and select <text:span text:style-name="OOoMenuPath">Properties</text:span> from the context menu.</text:p>
        </text:list-item>
        <text:list-item>
          <text:p text:style-name="OOoNum_20_123_20_Cont."><text:span text:style-name="T1">In the theme’s Properties dialog, go to the </text:span><text:span text:style-name="OOoEmphasis"><text:span text:style-name="T1">Files</text:span></text:span><text:span text:style-name="T1"> page and click the </text:span><text:span text:style-name="OOoMenuPath"><text:span text:style-name="T12">Find Files</text:span></text:span><text:span text:style-name="T1"> button.</text:span></text:p>
        </text:list-item>
      </text:list>
      <text:p text:style-name="OOoFigure"><draw:frame draw:style-name="fr4" draw:name="Figure_AOO41GS11_5" text:anchor-type="as-char" svg:width="6.6528in" draw:z-index="35"><draw:text-box fo:min-height="4.289in"><text:p text:style-name="OOoFigureCaption"><draw:frame draw:style-name="fr13" draw:name="AOO41GS11_007" text:anchor-type="paragraph" svg:width="6.6091in" svg:height="4.0854in" draw:z-index="36"><draw:image xlink:href="Pictures/10000201000002B6000001AD84C71B90.png" xlink:type="simple" xlink:show="embed" xlink:actuate="onLoad"/></draw:frame>Figure <text:sequence text:ref-name="refFigure4" text:name="Figure" text:formula="ooow:Figure+1" style:num-format="1">5</text:sequence>. Gallery Properties dialog</text:p></draw:text-box></draw:frame></text:p>
      <text:list xml:id="list32433970" text:continue-numbering="true" text:style-name="OOoNum_20_123">
        <text:list-item>
          <text:p text:style-name="OOoNum_20_123_20_Cont."><text:span text:style-name="T1">The Select path dialog (not shown) opens. </text:span>You can enter the path for the file’s directory in the <text:span text:style-name="OOoEmphasis">Path</text:span> text box, or you can navigate to locate the file’s directory.</text:p>
        </text:list-item>
        <text:list-item>
          <text:p text:style-name="OOoNum_20_123_20_Cont.">Click the <text:span text:style-name="OOoMenuPath"><text:span text:style-name="T3">Select</text:span></text:span> button to start the search. A list of graphic files is then displayed in the Properties dialog. You can use the <text:span text:style-name="OOoEmphasis">File type</text:span> drop-down list to limit the files displayed.</text:p>
        </text:list-item>
        <text:list-item>
          <text:p text:style-name="OOoNum_20_123_20_End"><text:span text:style-name="T1">To add all the files shown in the list, click </text:span><text:span text:style-name="OOoMenuPath">Add All.</text:span><text:span text:style-name="T1"> Otherwise, select the files to add and then click </text:span><text:span text:style-name="OOoMenuPath">Add</text:span><text:span text:style-name="T1">. (Hold down either the Shift key or the </text:span><text:span text:style-name="OOoKeystroke"><text:span text:style-name="T11">Control</text:span></text:span><text:span text:style-name="T1"> key while you click on the files.)</text:span></text:p>
        </text:list-item>
      </text:list>
      <text:p text:style-name="P22"><text:span text:style-name="OOoStrongEmphasis">Method 2</text:span> (drag and drop)</text:p>
      <text:p text:style-name="P7">You can drag and drop an image into the Gallery from a document.</text:p>
      <text:list xml:id="list32442749" text:continue-list="list32433970" text:style-name="OOoNum_20_123">
        <text:list-item text:start-value="1">
          <text:p text:style-name="OOoNum_20_123_20_Start">Open the document containing an image you want to add to the Gallery, and display the Gallery theme to which you want to add <text:span text:style-name="T6">it.</text:span></text:p>
        </text:list-item>
        <text:list-item>
          <text:p text:style-name="OOoNum_20_123_20_Cont.">Position the mouse pointer above the image, without clicking.</text:p>
        </text:list-item>
        <text:list-item>
          <text:p text:style-name="P37"><text:soft-page-break/>If the mouse pointer changes to a hand symbol, the image refers to a hyperlink. In this case, press the <text:span text:style-name="OOoKeystroke">Alt</text:span> key while you click the image, to select it without activating the link. If the mouse pointer does not change to a hand symbol, you can simply click the image to select it.</text:p>
        </text:list-item>
        <text:list-item>
          <text:p text:style-name="OOoNum_20_123_20_Cont."><text:span text:style-name="T1">Once the image is selected, evident from the green </text:span>selection <text:span text:style-name="T1">handles around it, release the mouse button. Click again on the image, keeping the mouse button pressed for more than two seconds. Without releasing the mouse button, drag the image into the document.</text:span></text:p>
        </text:list-item>
        <text:list-item>
          <text:p text:style-name="OOoNum_20_123_20_End"><text:span text:style-name="T1">Release the </text:span>mouse<text:span text:style-name="T1"> button.</text:span></text:p>
        </text:list-item>
      </text:list>
      <text:h text:style-name="OOoHeading_20_2" text:outline-level="3"><text:alphabetical-index-mark text:string-value="deleting objects" text:key1="Gallery"/><text:alphabetical-index-mark text:string-value="deleting objects" text:key1="Gallery"/><text:alphabetical-index-mark text:string-value="deleting images" text:key1="Gallery"/>Deleting Images from the Gallery</text:h>
      <text:p text:style-name="OOoTextBody_5f_ListIntro">To delete an image from a theme that you created:</text:p>
      <text:list xml:id="list32429227" text:continue-list="list32442749" text:style-name="OOoNum_20_123">
        <text:list-item text:start-value="1">
          <text:p text:style-name="OOoNum_20_123_20_Start">Right-click on the name of the image file or its thumbnail in the Gallery.</text:p>
        </text:list-item>
        <text:list-item>
          <text:p text:style-name="OOoNum_20_123_20_End">Click <text:span text:style-name="OOoMenuPath">Delete</text:span> on the pop-up menu. A message appears, asking if you want to delete this object. Click <text:span text:style-name="OOoStrongEmphasis">Yes</text:span>.</text:p>
        </text:list-item>
      </text:list>
      <table:table table:name="Table220" table:style-name="Table220">
        <table:table-column table:style-name="Table220.A"/>
        <table:table-column table:style-name="Table220.B"/>
        <table:table-row>
          <table:table-cell table:style-name="Table220.A1" office:value-type="string">
            <text:p text:style-name="OOoTip_2f_Note_2f_Caution">Note</text:p>
          </table:table-cell>
          <table:table-cell table:style-name="Table220.A1" office:value-type="string">
            <text:p text:style-name="OOoTableText">Deleting the name of a file from the list in the Gallery does not delete the file from the hard disk or other location.</text:p>
          </table:table-cell>
        </table:table-row>
      </table:table>
      <text:h text:style-name="OOoHeading_20_2" text:outline-level="3"><text:reference-mark-start text:name="Add new theme to Gallery"/><text:alphabetical-index-mark text:string-value="creating a new theme" text:key1="Gallery"/><text:alphabetical-index-mark text:string-value="themes (Gallery)"/>Adding a New Theme to the Gallery<text:reference-mark-end text:name="Add new theme to Gallery"/></text:h>
      <text:p text:style-name="OOoTextBody_5f_ListIntro">To add a new theme to the Gallery:</text:p>
      <text:list xml:id="list32431012" text:continue-list="list32429227" text:style-name="OOoNum_20_123">
        <text:list-item text:start-value="1">
          <text:p text:style-name="OOoNum_20_123_20_Start">Click the <text:span text:style-name="OOoStrongEmphasis">New Theme</text:span> button above the list of themes (<text:sequence-ref text:reference-format="category-and-value" text:ref-name="refFigure3">Figure 4</text:sequence-ref>).</text:p>
        </text:list-item>
        <text:list-item>
          <text:p text:style-name="OOoNum_20_123_20_Cont.">In t<text:span text:style-name="T1">he Properties of New Theme dialog, c</text:span>lick the <text:span text:style-name="OOoEmphasis">General</text:span> tab and type a name for the new theme.</text:p>
        </text:list-item>
        <text:list-item>
          <text:p text:style-name="OOoNum_20_123_20_End">Click the <text:span text:style-name="OOoEmphasis">Files</text:span> tab<text:span text:style-name="T1"> and add images to the theme, as described earlier.</text:span></text:p>
        </text:list-item>
      </text:list>
      <text:h text:style-name="OOoHeading_20_2" text:outline-level="3"><text:alphabetical-index-mark text:string-value="deleting" text:key1="theme"/><text:alphabetical-index-mark text:string-value="deleting" text:key1="theme"/>Deleting a Theme from the Gallery</text:h>
      <text:p text:style-name="OOoTextBody_5f_ListIntro">You can delete only themes that you have added to the Gallery; you cannot delete any of the inbuilt themes. To delete a theme from the Gallery:</text:p>
      <text:list xml:id="list32428330" text:continue-list="list32431012" text:style-name="OOoNum_20_123">
        <text:list-item text:start-value="1">
          <text:p text:style-name="OOoNum_20_123_20_Start">Go to the list of themes and select the one you wish to delete.</text:p>
        </text:list-item>
        <text:list-item>
          <text:p text:style-name="OOoNum_20_123_20_End"><text:span text:style-name="T2">Right-click on the theme, then click </text:span><text:span text:style-name="OOoMenuPath"><text:span text:style-name="T5">Delete</text:span></text:span><text:span text:style-name="T2"> on the pop-up menu.</text:span></text:p>
        </text:list-item>
      </text:list>
      <text:h text:style-name="OOoHeading_20_2" text:outline-level="3"><text:alphabetical-index-mark text:string-value="location" text:key1="Gallery"/>Location of the Gallery and the Objects in It</text:h>
      <text:p text:style-name="P13">Graphics and other objects shown in the Gallery can be located anywhere on your computer’s hard disk or on a network drive. Listings in the Gallery refer to the location of each object. When you add graphics to the Gallery, the files are not moved or copied; only the location of each new object is added as a reference.</text:p>
      <text:p text:style-name="P13">In a work group, you may have access to a shared Gallery (where you cannot change the contents unless authorized to do so) and a user Gallery, where you can add, change, or delete objects.</text:p>
      <text:p text:style-name="P13">The location of the user Gallery is specified in <text:span text:style-name="OOoMenuPath">Tools &gt; Options &gt; OpenOffice &gt; Paths</text:span>. You can change this location, and you can copy your gallery files <text:span text:style-name="T13">(</text:span><text:span text:style-name="OOoComputerCode"><text:span text:style-name="T13">*.sdv</text:span></text:span><text:span text:style-name="T13">) to other computers.</text:span></text:p>
      <text:p text:style-name="P16">Gallery contents provided with AOO are stored in a different location. You cannot change this location.</text:p>
      <text:h text:style-name="OOoHeading_20_1" text:outline-level="2"><text:soft-page-break/>Creating an Image Map</text:h>
      <text:p text:style-name="P10">An <text:alphabetical-index-mark-start text:id="IMark1071323024"/>image map<text:alphabetical-index-mark-end text:id="IMark1071323024"/> defines areas of an image (called <text:span text:style-name="OOoEmphasis">hot spots</text:span>) with hyperlinks to web addresses, other files on the computer, or parts of the same document. Hot spots are the graphic equivalent of text hyperlinks. Clicking on a hot spot causes Apache OpenOffice to open the linked page in the appropriate program (for example, the default browser for an HTML page; AOO Calc for a *.ods file; a PDF viewer for a .pdf file). You can create hotspots of various shapes and include several hotspots in the same image.</text:p>
      <text:p text:style-name="OOoTextBody_5f_ListIntro">To use the image map editor:</text:p>
      <text:list xml:id="list623625579" text:style-name="OOoNum_20_123">
        <text:list-item text:start-value="1">
          <text:p text:style-name="OOoNum_20_123_20_Start">In your AOO document, select the picture where you want to define the hotspots.</text:p>
        </text:list-item>
      </text:list>
      <text:list xml:id="list32425337" text:continue-list="list32428330" text:style-name="OOoNum_20_123">
        <text:list-item>
          <text:p text:style-name="OOoNum_20_123_20_Cont.">Choose <text:span text:style-name="OOoMenuPath">Edit &gt; ImageMap</text:span> from the menu bar. The ImageMap Editor (<text:sequence-ref text:reference-format="category-and-value" text:ref-name="refFigure5">Figure 6</text:sequence-ref>) opens.</text:p>
        </text:list-item>
        <text:list-item>
          <text:p text:style-name="OOoNum_20_123_20_Cont.">Use the tools and fields in the dialog (described on the next page) to define the hotspots and links necessary.</text:p>
        </text:list-item>
        <text:list-item>
          <text:p text:style-name="OOoNum_20_123_20_Cont.">Click the <text:span text:style-name="OOoMenuPath">Apply</text:span> icon <draw:frame draw:style-name="fr14" draw:name="AOo41GS11_008_ApplyIcon" text:anchor-type="as-char" svg:width="0.2917in" svg:height="0.2917in" draw:z-index="19"><draw:image xlink:href="Pictures/100000000000001C0000001C3221F8EC.png" xlink:type="simple" xlink:show="embed" xlink:actuate="onLoad"/></draw:frame> to apply the settings.</text:p>
        </text:list-item>
        <text:list-item>
          <text:p text:style-name="OOoNum_20_123_20_End">When done, click the <text:span text:style-name="OOoMenuPath">Save</text:span> icon <draw:frame draw:style-name="fr14" draw:name="AOO41GS11_009_SaveIcon" text:anchor-type="as-char" svg:width="0.2917in" svg:height="0.2917in" draw:z-index="21"><draw:image xlink:href="Pictures/100000000000001C0000001C349C721C.png" xlink:type="simple" xlink:show="embed" xlink:actuate="onLoad"/></draw:frame> to save the image map to a file, then click the <text:span text:style-name="OOoMenuPath">X</text:span> in the upper right corner to close the dialog.</text:p>
        </text:list-item>
      </text:list>
      <text:p text:style-name="OOoFigure"><draw:frame draw:style-name="fr2" draw:name="Figure_AOO41GS11_6" text:anchor-type="as-char" svg:width="5.5402in" draw:z-index="22"><draw:text-box fo:min-height="4.45in"><text:p text:style-name="OOoFigureCaption"><draw:frame draw:style-name="fr13" draw:name="AOO41GS11_010" text:anchor-type="paragraph" svg:width="5.5402in" svg:height="4.2634in" draw:z-index="23"><draw:image xlink:href="Pictures/100002010000031600000260617E1F1E.png" xlink:type="simple" xlink:show="embed" xlink:actuate="onLoad"/></draw:frame>Figure <text:sequence text:ref-name="refFigure5" text:name="Figure" text:formula="ooow:Figure+1" style:num-format="1">6</text:sequence>: The dialog to create or edit an image map</text:p></draw:text-box></draw:frame></text:p>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32427354" text:continue-list="list32453361" text:style-name="OOoBullets_20_1">
        <text:list-item>
          <text:p text:style-name="OOoList_20_1_20_Start"><text:span text:style-name="OOoStrongEmphasis">Apply</text:span> button: click this button to apply the changes.</text:p>
        </text:list-item>
        <text:list-item>
          <text:p text:style-name="OOoList_20_1_20_Cont."><text:soft-page-break/><text:span text:style-name="OOoStrongEmphasis">Load,</text:span> <text:span text:style-name="OOoStrongEmphasis">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StrongEmphasis">Edit</text:span>, <text:span text:style-name="OOoStrongEmphasis">Move</text:span>, <text:span text:style-name="OOoStrongEmphasis">Insert</text:span>, <text:span text:style-name="OOoStrongEmphasis">Delete</text:span> <text:span text:style-name="OOoStrongEmphasis">Points</text:span>: advanced editing tools to manipulate the shape of a polygon hotspot. Choose the Edit Points tool to activate the other tools.</text:p>
        </text:list-item>
        <text:list-item>
          <text:p text:style-name="OOoList_20_1_20_Cont."><text:span text:style-name="OOoStrongEmphasis">Active</text:span> icon: toggles the status of a selected hotspot between active and inactive.</text:p>
        </text:list-item>
        <text:list-item>
          <text:p text:style-name="OOoList_20_1_20_Cont."><text:span text:style-name="OOoStrongEmphasis">Macro</text:span>: associates a macro with the hotspot instead of just associating a hyperlink.</text:p>
        </text:list-item>
        <text:list-item>
          <text:p text:style-name="OOoList_20_1_20_End"><text:span text:style-name="OOoStrongEmphasis">Properties</text:span>: sets the hyperlink properties and adds the Name attribute to the hyperlink.</text:p>
        </text:list-item>
      </text:list>
      <text:p text:style-name="OOoTextBody_5f_ListIntro">Below the toolbar, specify for the selected hotspot:</text:p>
      <text:list xml:id="list32447771" text:continue-numbering="true" text:style-name="OOoBullets_20_1">
        <text:list-item>
          <text:p text:style-name="OOoList_20_1_20_Start"><text:span text:style-name="OOoStrongEmphasis">Address:</text:span> the address pointed to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StrongEmphasis">Text</text:span>: type the text that you want to be displayed when the mouse pointer is moved over the hotspot.</text:p>
        </text:list-item>
        <text:list-item>
          <text:p text:style-name="OOoList_20_1_20_End"><text:span text:style-name="OOoStrongEmphasis">Frame:</text:span> where the target of the hyperlink will open: pick among _blank (opens in a new browser window), _self (opens in the active browser window), _top or _parent.</text:p>
        </text:list-item>
      </text:list>
      <table:table table:name="Table221" table:style-name="Table221">
        <table:table-column table:style-name="Table221.A"/>
        <table:table-column table:style-name="Table221.B"/>
        <table:table-row>
          <table:table-cell table:style-name="Table221.A1" office:value-type="string">
            <text:p text:style-name="OOoTip_2f_Note_2f_Caution">Tip</text:p>
          </table:table-cell>
          <table:table-cell table:style-name="Table221.A1" office:value-type="string">
            <text:p text:style-name="OOoTableText">The value _self for the target frame will usually work just fine. It is therefore not recommended to use the other choices unless absolutely necessary.</text:p>
          </table:table-cell>
        </table:table-row>
      </table:table>
      <text:h text:style-name="OOoHeading_20_1" text:outline-level="2">Using Apache OpenOffice’s Drawing Tools</text:h>
      <text:p text:style-name="P10">You can use Apache OpenOffice’s <text:alphabetical-index-mark-start text:id="IMark1071322544"/>drawing tools<text:alphabetical-index-mark-end text:id="IMark1071322544"/>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
      <text:list xml:id="list32437967" text:continue-list="list32447771" text:style-name="OOoBullets_20_1">
        <text:list-item>
          <text:p text:style-name="OOoList_20_1_20_End">If you convert a document to another format, such as HTML, the drawing objects and the graphics will not remain associated; they are saved separately.</text:p>
        </text:list-item>
      </text:list>
      <text:p text:style-name="OOoTextBody">In general, if you need to create complex drawings, it is recommended to use Apache OpenOffice Draw, which includes many more features such as layers, styles, and so on.</text:p>
      <text:h text:style-name="OOoHeading_20_2" text:outline-level="3"><text:soft-page-break/>Creating Drawing Objects</text:h>
      <text:p text:style-name="OOoTextBody">To begin using the drawing tools, display the Drawing toolbar (<text:sequence-ref text:reference-format="category-and-value" text:ref-name="refFigure6">Figure 7</text:sequence-ref>) by clicking <text:span text:style-name="OOoMenuPath">View &gt; Toolbars &gt; Drawing</text:span>.</text:p>
      <text:p text:style-name="OOoTextBody">If you are planning to use the drawing tools repeatedly, you can tear off this toolbar and move it to a convenient place on the window.</text:p>
      <table:table table:name="AOO41GS11_Figure_7" table:style-name="AOO41GS11_5f_Figure_5f_7">
        <table:table-column table:style-name="AOO41GS11_5f_Figure_5f_7.A"/>
        <table:table-column table:style-name="AOO41GS11_5f_Figure_5f_7.B"/>
        <table:table-column table:style-name="AOO41GS11_5f_Figure_5f_7.C"/>
        <table:table-column table:style-name="AOO41GS11_5f_Figure_5f_7.D"/>
        <table:table-column table:style-name="AOO41GS11_5f_Figure_5f_7.E"/>
        <table:table-column table:style-name="AOO41GS11_5f_Figure_5f_7.F"/>
        <table:table-column table:style-name="AOO41GS11_5f_Figure_5f_7.G"/>
        <table:table-column table:style-name="AOO41GS11_5f_Figure_5f_7.H"/>
        <table:table-row table:style-name="AOO41GS11_5f_Figure_5f_7.1">
          <table:table-cell table:style-name="AOO41GS11_5f_Figure_5f_7.A1" table:number-columns-spanned="8" office:value-type="string">
            <text:p text:style-name="OOoFigure"><draw:frame draw:style-name="fr15" draw:name="AOO41GS11_011" text:anchor-type="as-char" svg:y="-0.6571in" svg:width="5.2437in" svg:height="0.7984in" draw:z-index="37"><draw:image xlink:href="Pictures/100002010000023B00000057488F502F.png" xlink:type="simple" xlink:show="embed" xlink:actuate="onLoad"/></draw:frame></text:p>
          </table:table-cell>
          <table:covered-table-cell/>
          <table:covered-table-cell/>
          <table:covered-table-cell/>
          <table:covered-table-cell/>
          <table:covered-table-cell/>
          <table:covered-table-cell/>
          <table:covered-table-cell/>
        </table:table-row>
        <table:table-row table:style-name="AOO41GS11_5f_Figure_5f_7.2">
          <table:table-cell table:style-name="AOO41GS11_5f_Figure_5f_7.A2" office:value-type="float" office:value="1">
            <text:p text:style-name="OOOTableText_28_CaptionNumber_29_"><text:span text:style-name="OOoStrongEmphasis">1</text:span></text:p>
          </table:table-cell>
          <table:table-cell table:style-name="AOO41GS11_5f_Figure_5f_7.B2" office:value-type="string">
            <text:p text:style-name="P18">Select</text:p>
          </table:table-cell>
          <table:table-cell table:style-name="AOO41GS11_5f_Figure_5f_7.A2" office:value-type="float" office:value="5">
            <text:p text:style-name="OOOTableText_28_CaptionNumber_29_"><text:span text:style-name="Strong_20_Emphasis">5</text:span></text:p>
          </table:table-cell>
          <table:table-cell table:style-name="AOO41GS11_5f_Figure_5f_7.B2" office:value-type="string">
            <text:p text:style-name="P18">Free-form Line</text:p>
          </table:table-cell>
          <table:table-cell table:style-name="AOO41GS11_5f_Figure_5f_7.A2" office:value-type="float" office:value="9">
            <text:p text:style-name="OOOTableText_28_CaptionNumber_29_"><text:span text:style-name="OOoStrongEmphasis">9</text:span></text:p>
          </table:table-cell>
          <table:table-cell table:style-name="AOO41GS11_5f_Figure_5f_7.B2" office:value-type="string">
            <text:p text:style-name="P18">Symbol Shapes</text:p>
          </table:table-cell>
          <table:table-cell table:style-name="AOO41GS11_5f_Figure_5f_7.B2" office:value-type="string">
            <text:p text:style-name="OOOTableText_28_CaptionNumber_29_"><text:span text:style-name="Strong_20_Emphasis">13</text:span></text:p>
          </table:table-cell>
          <table:table-cell table:style-name="AOO41GS11_5f_Figure_5f_7.B2" office:value-type="string">
            <text:p text:style-name="P18">Stars</text:p>
          </table:table-cell>
        </table:table-row>
        <table:table-row table:style-name="AOO41GS11_5f_Figure_5f_7.3">
          <table:table-cell table:style-name="AOO41GS11_5f_Figure_5f_7.A2" office:value-type="float" office:value="2">
            <text:p text:style-name="OOOTableText_28_CaptionNumber_29_">2</text:p>
          </table:table-cell>
          <table:table-cell table:style-name="AOO41GS11_5f_Figure_5f_7.B2" office:value-type="string">
            <text:p text:style-name="P18">Line</text:p>
          </table:table-cell>
          <table:table-cell table:style-name="AOO41GS11_5f_Figure_5f_7.A2" office:value-type="float" office:value="6">
            <text:p text:style-name="OOOTableText_28_CaptionNumber_29_">6</text:p>
          </table:table-cell>
          <table:table-cell table:style-name="AOO41GS11_5f_Figure_5f_7.B2" office:value-type="string">
            <text:p text:style-name="P18">Text</text:p>
          </table:table-cell>
          <table:table-cell table:style-name="AOO41GS11_5f_Figure_5f_7.A2" office:value-type="float" office:value="10">
            <text:p text:style-name="OOOTableText_28_CaptionNumber_29_">10</text:p>
          </table:table-cell>
          <table:table-cell table:style-name="AOO41GS11_5f_Figure_5f_7.B2" office:value-type="string">
            <text:p text:style-name="P18">Block arrows</text:p>
          </table:table-cell>
          <table:table-cell table:style-name="AOO41GS11_5f_Figure_5f_7.A2" office:value-type="float" office:value="14">
            <text:p text:style-name="OOOTableText_28_CaptionNumber_29_">14</text:p>
          </table:table-cell>
          <table:table-cell table:style-name="AOO41GS11_5f_Figure_5f_7.B2" office:value-type="string">
            <text:p text:style-name="P18">Points</text:p>
          </table:table-cell>
        </table:table-row>
        <table:table-row table:style-name="AOO41GS11_5f_Figure_5f_7.4">
          <table:table-cell table:style-name="AOO41GS11_5f_Figure_5f_7.A2" office:value-type="float" office:value="3">
            <text:p text:style-name="OOOTableText_28_CaptionNumber_29_">3</text:p>
          </table:table-cell>
          <table:table-cell table:style-name="AOO41GS11_5f_Figure_5f_7.B2" office:value-type="string">
            <text:p text:style-name="P18">Rectangle</text:p>
          </table:table-cell>
          <table:table-cell table:style-name="AOO41GS11_5f_Figure_5f_7.A2" office:value-type="float" office:value="7">
            <text:p text:style-name="OOOTableText_28_CaptionNumber_29_">7</text:p>
          </table:table-cell>
          <table:table-cell table:style-name="AOO41GS11_5f_Figure_5f_7.B2" office:value-type="string">
            <text:p text:style-name="P18">Callouts</text:p>
          </table:table-cell>
          <table:table-cell table:style-name="AOO41GS11_5f_Figure_5f_7.A2" office:value-type="float" office:value="11">
            <text:p text:style-name="OOOTableText_28_CaptionNumber_29_">11</text:p>
          </table:table-cell>
          <table:table-cell table:style-name="AOO41GS11_5f_Figure_5f_7.B2" office:value-type="string">
            <text:p text:style-name="P18">Flowcharts</text:p>
          </table:table-cell>
          <table:table-cell table:style-name="AOO41GS11_5f_Figure_5f_7.A2" office:value-type="float" office:value="15">
            <text:p text:style-name="OOOTableText_28_CaptionNumber_29_">15</text:p>
          </table:table-cell>
          <table:table-cell table:style-name="AOO41GS11_5f_Figure_5f_7.B2" office:value-type="string">
            <text:p text:style-name="P18">Fontwork Gallery</text:p>
          </table:table-cell>
        </table:table-row>
        <table:table-row table:style-name="AOO41GS11_5f_Figure_5f_7.2">
          <table:table-cell table:style-name="AOO41GS11_5f_Figure_5f_7.A2" office:value-type="float" office:value="4">
            <text:p text:style-name="OOOTableText_28_CaptionNumber_29_">4</text:p>
          </table:table-cell>
          <table:table-cell table:style-name="AOO41GS11_5f_Figure_5f_7.B2" office:value-type="string">
            <text:p text:style-name="P18">Ellipse</text:p>
          </table:table-cell>
          <table:table-cell table:style-name="AOO41GS11_5f_Figure_5f_7.A2" office:value-type="float" office:value="8">
            <text:p text:style-name="OOOTableText_28_CaptionNumber_29_">8</text:p>
          </table:table-cell>
          <table:table-cell table:style-name="AOO41GS11_5f_Figure_5f_7.B2" office:value-type="string">
            <text:p text:style-name="P18">Basic Shapes</text:p>
          </table:table-cell>
          <table:table-cell table:style-name="AOO41GS11_5f_Figure_5f_7.A2" office:value-type="float" office:value="12">
            <text:p text:style-name="OOOTableText_28_CaptionNumber_29_">12</text:p>
          </table:table-cell>
          <table:table-cell table:style-name="AOO41GS11_5f_Figure_5f_7.B2" office:value-type="string">
            <text:p text:style-name="P18">Callouts</text:p>
          </table:table-cell>
          <table:table-cell table:style-name="AOO41GS11_5f_Figure_5f_7.A2" office:value-type="float" office:value="16">
            <text:p text:style-name="OOOTableText_28_CaptionNumber_29_">16</text:p>
          </table:table-cell>
          <table:table-cell table:style-name="AOO41GS11_5f_Figure_5f_7.B2" office:value-type="string">
            <text:p text:style-name="P18">From File</text:p>
          </table:table-cell>
        </table:table-row>
        <table:table-row>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A2" office:value-type="float" office:value="17">
            <text:p text:style-name="OOOTableText_28_CaptionNumber_29_">17</text:p>
          </table:table-cell>
          <table:table-cell table:style-name="AOO41GS11_5f_Figure_5f_7.B2" office:value-type="string">
            <text:p text:style-name="P18">Extrusion On/Off</text:p>
          </table:table-cell>
        </table:table-row>
        <table:table-row>
          <table:table-cell table:style-name="AOO41GS11_5f_Figure_5f_7.B2" table:number-columns-spanned="8" office:value-type="string">
            <text:p text:style-name="P24">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23">To use a drawing tool:</text:p>
      <text:list xml:id="list32428545" text:continue-list="list32425337" text:style-name="OOoNum_20_123">
        <text:list-item text:start-value="1">
          <text:p text:style-name="P34">Click in the document where you want the drawing to be anchored. You can change the anchor later, if necessary.</text:p>
        </text:list-item>
        <text:list-item>
          <text:p text:style-name="OOoNum_20_123_20_Cont.">Choose the tool from the <text:alphabetical-index-mark-start text:id="IMark1071322976"/>Drawing toolbar<text:alphabetical-index-mark-end text:id="IMark1071322976"/> (<text:sequence-ref text:reference-format="category-and-value" text:ref-name="refFigure6">Figure 7</text:sequence-ref>). The mouse pointer changes to a drawing-functions pointer <draw:frame draw:style-name="fr12" draw:name="AOO41GS11_012_DrawingFunctonsPointer" text:anchor-type="as-char" svg:width="0.302in" svg:height="0.2811in" draw:z-index="38"><draw:image xlink:href="Pictures/100000000000001D0000001B8DC2AE66.png" xlink:type="simple" xlink:show="embed" xlink:actuate="onLoad"/></draw:frame>.</text:p>
        </text:list-item>
        <text:list-item>
          <text:p text:style-name="OOoNum_20_123_20_Cont.">Move the cross-hair pointer to the place in the document where you want the graphic to appear and then click and 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he <text:alphabetical-index-mark-start text:id="IMark1071323552"/>Drawing Object Properties toolbar<text:alphabetical-index-mark-end text:id="IMark1071323552"/> (<text:sequence-ref text:reference-format="category-and-value" text:ref-name="refFigure7">Figure 8</text:sequence-ref>) or the choices and dialogs reached by right-clicking on the drawing object.</text:p>
        </text:list-item>
      </text:list>
      <text:h text:style-name="OOoHeading_20_2" text:outline-level="3">Set or Change <text:alphabetical-index-mark-start text:id="IMark1071323552" text:key1="drawing objects"/>Properties<text:alphabetical-index-mark-end text:id="IMark1071323552"/> for Drawing Objects</text:h>
      <text:p text:style-name="OOoTextBody_5f_ListIntro">To set the properties for a drawing object before you draw it:</text:p>
      <text:list xml:id="list32439816" text:continue-list="list32428545" text:style-name="OOoNum_20_123">
        <text:list-item text:start-value="1">
          <text:p text:style-name="OOoNum_20_123_20_Start">On the Drawing toolbar (<text:sequence-ref text:reference-format="category-and-value" text:ref-name="refFigure6">Figure 7</text:sequence-ref>), click the <text:span text:style-name="OOoMenuPath">Select</text:span> tool.</text:p>
        </text:list-item>
        <text:list-item>
          <text:p text:style-name="OOoNum_20_123_20_Cont.">On the Drawing Object Properties toolbar (<text:sequence-ref text:reference-format="category-and-value" text:ref-name="refFigure7">Figure 8</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able:table table:name="AOO41GS11_Figure_8" table:style-name="AOO41GS11_5f_Figure_5f_8">
        <table:table-column table:style-name="AOO41GS11_5f_Figure_5f_8.A"/>
        <table:table-column table:style-name="AOO41GS11_5f_Figure_5f_8.B"/>
        <table:table-column table:style-name="AOO41GS11_5f_Figure_5f_8.C"/>
        <table:table-column table:style-name="AOO41GS11_5f_Figure_5f_8.D"/>
        <table:table-column table:style-name="AOO41GS11_5f_Figure_5f_8.E"/>
        <table:table-column table:style-name="AOO41GS11_5f_Figure_5f_8.F"/>
        <table:table-column table:style-name="AOO41GS11_5f_Figure_5f_8.G"/>
        <table:table-column table:style-name="AOO41GS11_5f_Figure_5f_8.H"/>
        <text:soft-page-break/>
        <table:table-row table:style-name="AOO41GS11_5f_Figure_5f_8.1">
          <table:table-cell table:style-name="AOO41GS11_5f_Figure_5f_8.A1" table:number-columns-spanned="8" office:value-type="string">
            <text:p text:style-name="OOoFigure"><draw:frame draw:style-name="fr12" draw:name="AOO41GS11_013" text:anchor-type="as-char" svg:width="7.011in" svg:height="0.6772in" draw:z-index="39"><draw:image xlink:href="Pictures/100002010000035B0000005366FC94C5.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AOO41GS11_5f_Figure_5f_8.A2" office:value-type="float" office:value="1">
            <text:p text:style-name="OOOTableText_28_CaptionNumber_29_">1</text:p>
          </table:table-cell>
          <table:table-cell table:style-name="AOO41GS11_5f_Figure_5f_8.A1" office:value-type="string">
            <text:p text:style-name="OOoTableText_28_Caption_29_">Line</text:p>
          </table:table-cell>
          <table:table-cell table:style-name="AOO41GS11_5f_Figure_5f_8.A2" office:value-type="float" office:value="5">
            <text:p text:style-name="OOOTableText_28_CaptionNumber_29_">5</text:p>
          </table:table-cell>
          <table:table-cell table:style-name="AOO41GS11_5f_Figure_5f_8.A1" office:value-type="string">
            <text:p text:style-name="OOoTableText_28_Caption_29_">Line Color</text:p>
          </table:table-cell>
          <table:table-cell table:style-name="AOO41GS11_5f_Figure_5f_8.A2" office:value-type="float" office:value="9">
            <text:p text:style-name="OOOTableText_28_CaptionNumber_29_">9</text:p>
          </table:table-cell>
          <table:table-cell table:style-name="AOO41GS11_5f_Figure_5f_8.A1" office:value-type="string">
            <text:p text:style-name="OOoTableText_28_Caption_29_">To Foreground</text:p>
          </table:table-cell>
          <table:table-cell table:style-name="AOO41GS11_5f_Figure_5f_8.A2" office:value-type="float" office:value="13">
            <text:p text:style-name="OOOTableText_28_CaptionNumber_29_">13</text:p>
          </table:table-cell>
          <table:table-cell table:style-name="AOO41GS11_5f_Figure_5f_8.A1" office:value-type="string">
            <text:p text:style-name="OOoTableText_28_Caption_29_">Alignment</text:p>
          </table:table-cell>
        </table:table-row>
        <table:table-row>
          <table:table-cell table:style-name="AOO41GS11_5f_Figure_5f_8.A2" office:value-type="float" office:value="2">
            <text:p text:style-name="OOOTableText_28_CaptionNumber_29_">2</text:p>
          </table:table-cell>
          <table:table-cell table:style-name="AOO41GS11_5f_Figure_5f_8.A1" office:value-type="string">
            <text:p text:style-name="OOoTableText_28_Caption_29_">Arrow Style</text:p>
          </table:table-cell>
          <table:table-cell table:style-name="AOO41GS11_5f_Figure_5f_8.A2" office:value-type="float" office:value="6">
            <text:p text:style-name="OOOTableText_28_CaptionNumber_29_">6</text:p>
          </table:table-cell>
          <table:table-cell table:style-name="AOO41GS11_5f_Figure_5f_8.A1" office:value-type="string">
            <text:p text:style-name="OOoTableText_28_Caption_29_">Area</text:p>
          </table:table-cell>
          <table:table-cell table:style-name="AOO41GS11_5f_Figure_5f_8.A2" office:value-type="float" office:value="10">
            <text:p text:style-name="OOOTableText_28_CaptionNumber_29_">10</text:p>
          </table:table-cell>
          <table:table-cell table:style-name="AOO41GS11_5f_Figure_5f_8.A1" office:value-type="string">
            <text:p text:style-name="OOoTableText_28_Caption_29_">To Background</text:p>
          </table:table-cell>
          <table:table-cell table:style-name="AOO41GS11_5f_Figure_5f_8.A2" office:value-type="float" office:value="14">
            <text:p text:style-name="OOOTableText_28_CaptionNumber_29_">14</text:p>
          </table:table-cell>
          <table:table-cell table:style-name="AOO41GS11_5f_Figure_5f_8.A1" office:value-type="string">
            <text:p text:style-name="OOoTableText_28_Caption_29_">Change Anchor</text:p>
          </table:table-cell>
        </table:table-row>
        <table:table-row>
          <table:table-cell table:style-name="AOO41GS11_5f_Figure_5f_8.A2" office:value-type="float" office:value="3">
            <text:p text:style-name="OOOTableText_28_CaptionNumber_29_">3</text:p>
          </table:table-cell>
          <table:table-cell table:style-name="AOO41GS11_5f_Figure_5f_8.A1" office:value-type="string">
            <text:p text:style-name="OOoTableText_28_Caption_29_">Line Style</text:p>
          </table:table-cell>
          <table:table-cell table:style-name="AOO41GS11_5f_Figure_5f_8.A2" office:value-type="float" office:value="7">
            <text:p text:style-name="OOOTableText_28_CaptionNumber_29_">7</text:p>
          </table:table-cell>
          <table:table-cell table:style-name="AOO41GS11_5f_Figure_5f_8.A1" office:value-type="string">
            <text:p text:style-name="OOoTableText_28_Caption_29_">Area Style / Filling</text:p>
          </table:table-cell>
          <table:table-cell table:style-name="AOO41GS11_5f_Figure_5f_8.A2" office:value-type="float" office:value="11">
            <text:p text:style-name="OOOTableText_28_CaptionNumber_29_">11</text:p>
          </table:table-cell>
          <table:table-cell table:style-name="AOO41GS11_5f_Figure_5f_8.A1" office:value-type="string">
            <text:p text:style-name="OOoTableText_28_Caption_29_">Bring to Front</text:p>
          </table:table-cell>
          <table:table-cell table:style-name="AOO41GS11_5f_Figure_5f_8.A2" office:value-type="float" office:value="15">
            <text:p text:style-name="OOOTableText_28_CaptionNumber_29_">15</text:p>
          </table:table-cell>
          <table:table-cell table:style-name="AOO41GS11_5f_Figure_5f_8.A1" office:value-type="string">
            <text:p text:style-name="OOoTableText_28_Caption_29_">Ungroup</text:p>
          </table:table-cell>
        </table:table-row>
        <table:table-row>
          <table:table-cell table:style-name="AOO41GS11_5f_Figure_5f_8.A2" office:value-type="float" office:value="4">
            <text:p text:style-name="OOOTableText_28_CaptionNumber_29_">4</text:p>
          </table:table-cell>
          <table:table-cell table:style-name="AOO41GS11_5f_Figure_5f_8.A1" office:value-type="string">
            <text:p text:style-name="OOoTableText_28_Caption_29_">Line Width</text:p>
          </table:table-cell>
          <table:table-cell table:style-name="AOO41GS11_5f_Figure_5f_8.A2" office:value-type="float" office:value="8">
            <text:p text:style-name="OOOTableText_28_CaptionNumber_29_">8</text:p>
          </table:table-cell>
          <table:table-cell table:style-name="AOO41GS11_5f_Figure_5f_8.A1" office:value-type="string">
            <text:p text:style-name="OOoTableText_28_Caption_29_">Rotate</text:p>
          </table:table-cell>
          <table:table-cell table:style-name="AOO41GS11_5f_Figure_5f_8.A2" office:value-type="float" office:value="12">
            <text:p text:style-name="OOOTableText_28_CaptionNumber_29_">12</text:p>
          </table:table-cell>
          <table:table-cell table:style-name="AOO41GS11_5f_Figure_5f_8.A1" office:value-type="string">
            <text:p text:style-name="OOoTableText_28_Caption_29_">Send to Back</text:p>
          </table:table-cell>
          <table:table-cell table:style-name="AOO41GS11_5f_Figure_5f_8.A2" office:value-type="float" office:value="16">
            <text:p text:style-name="OOOTableText_28_CaptionNumber_29_">16</text:p>
          </table:table-cell>
          <table:table-cell table:style-name="AOO41GS11_5f_Figure_5f_8.A1" office:value-type="string">
            <text:p text:style-name="OOoTableText_28_Caption_29_">Group</text:p>
          </table:table-cell>
        </table:table-row>
        <table:table-row>
          <table:table-cell table:style-name="AOO41GS11_5f_Figure_5f_8.A1" table:number-columns-spanned="8" office:value-type="string">
            <text:p text:style-name="P25">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he default you set applies to the current document and session. It is not retained when you close the document or close Writer, and it does not apply to any other document you open. The defaults apply to all the drawing objects except text objects.</text:p>
      <text:p text:style-name="OOoTextBody_5f_ListIntro">To change the properties for an existing drawing object:</text:p>
      <text:list xml:id="list32447993" text:continue-list="list32439816"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32439328" text:continue-list="list32447993" text:style-name="OOoNum_20_123">
        <text:list-item text:start-value="1">
          <text:p text:style-name="OOoNum_20_123_20_Start">Right-click on the drawing object and then choose <text:span text:style-name="OOoMenuPath">Position and Size</text:span> from the pop-up menu. The <text:span text:style-name="OOoEmphasis">Position and Size</text:span> dialog is displayed.</text:p>
        </text:list-item>
        <text:list-item>
          <text:p text:style-name="OOoNum_20_123_20_End">Choose any properties, as required.</text:p>
        </text:list-item>
      </text:list>
      <text:p text:style-name="OOoTextBody">Many of the tools to change the Area, Line, and Position and Size of objects are available in the Properties deck of the <text:span text:style-name="T6">Sidebar</text:span> once the object is drawn, and it is selected.</text:p>
      <text:h text:style-name="P40" text:outline-level="3">Resizing a Drawing Object</text:h>
      <text:p text:style-name="OOoTextBody">An object is resized similarly to an image.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choose <text:span text:style-name="OOoMenuPath">Format &gt; Object &gt; Position and </text:span><text:span text:style-name="OOoMenuPath">Size</text:span> from the menu bar. Use the Position and Size dialog to set the width and height independently. If the <text:span text:style-name="OOoMenuPath">Keep ratio </text:span><text:span text:style-name="T6">option</text:span> is selected, then the two dimensions change so that the proportion is maintained, allowing for a scaled resizing.</text:p>
      <text:h text:style-name="P40" text:outline-level="3"><text:alphabetical-index-mark text:string-value="grouping" text:key1="drawing objects"/>Grouping Drawing Objects</text:h>
      <text:p text:style-name="OOoTextBody_5f_ListIntro">To group drawing objects:</text:p>
      <text:list xml:id="list32434715" text:continue-list="list32439328" text:style-name="OOoNum_20_123">
        <text:list-item text:start-value="1">
          <text:p text:style-name="OOoNum_20_123_20_Start">Select one object, then hold down the <text:span text:style-name="OOoKeystroke">Shift</text:span>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le224" table:style-name="Table224">
        <table:table-column table:style-name="Table224.A"/>
        <table:table-column table:style-name="Table224.B"/>
        <text:soft-page-break/>
        <table:table-row>
          <table:table-cell table:style-name="Table224.A1" office:value-type="string">
            <text:p text:style-name="OOoTip_2f_Note_2f_Caution">Note</text:p>
          </table:table-cell>
          <table:table-cell table:style-name="Table224.A1" office:value-type="string">
            <text:p text:style-name="OOoTableText">You cannot include an embedded or linked graphic in a group with drawing objects.</text:p>
          </table:table-cell>
        </table:table-row>
      </table:table>
      <text:h text:style-name="OOoHeading_20_1" text:outline-level="2">Using Fontwork</text:h>
      <text:p text:style-name="P4">With Fontwork you can create graphical text art objects to make your work more attractive. There are many settings for text art objects (line, area, position, size, and more), so you have many choices. You will surely find one that fits your document.</text:p>
      <text:p text:style-name="OOoTextBody">Fontwork is available with each component of AOO, but you will notice small differences in the way that each component displays it.</text:p>
      <text:h text:style-name="P41" text:outline-level="3">The Fontwork <text:alphabetical-index-mark text:string-value="Fontwork" text:key1="toolbars"/><text:alphabetical-index-mark text:string-value="toolbar" text:key1="Fontwork"/>Toolbars</text:h>
      <text:p text:style-name="P8">You can use two different toolbars for creating and editing a Fontwork object.</text:p>
      <text:list xml:id="list1796107270" text:style-name="OOoBullets_20_1">
        <text:list-item>
          <text:p text:style-name="OOoList_20_1_20_Start">Go to <text:span text:style-name="OOoMenuPath">View &gt; Toolbars &gt; Fontwork</text:span>.</text:p>
        </text:list-item>
      </text:list>
      <text:p text:style-name="P29"><draw:frame draw:style-name="fr5" draw:name="Figure_AOO41GS11_9" text:anchor-type="as-char" svg:width="2.9362in" draw:z-index="1"><draw:text-box fo:min-height="0.8043in"><text:p text:style-name="P26"><draw:frame draw:style-name="fr14" draw:name="AOO41GS11_014" text:anchor-type="as-char" svg:width="1.9689in" svg:height="0.552in" draw:z-index="2"><draw:image xlink:href="Pictures/10000000000000BD0000003573AE926F.png" xlink:type="simple" xlink:show="embed" xlink:actuate="onLoad"/></draw:frame></text:p><text:p text:style-name="P26">Figure <text:sequence text:ref-name="refFigure8" text:name="Figure" text:formula="ooow:Figure+1" style:num-format="1">9</text:sequence>. The floating Fontwork toolbar</text:p></draw:text-box></draw:frame></text:p>
      <text:list xml:id="list32440396" text:continue-list="list32437967" text:style-name="OOoBullets_20_1">
        <text:list-item>
          <text:p text:style-name="OOoList_20_1_20_End">If you click on an existing Fontwork object, the Formatting toolbar changes to display the Fontwork options as shown in <text:sequence-ref text:reference-format="category-and-value" text:ref-name="refFigure7">Figure 8</text:sequence-ref>. The contents of this toolbar vary depending on the AOO component with which it is being used.</text:p>
        </text:list-item>
      </text:list>
      <text:h text:style-name="P42" text:outline-level="3"><text:alphabetical-index-mark text:string-value="creating an object" text:key1="Fontwork"/>Creating a Fontwork Object</text:h>
      <text:list xml:id="list32436491" text:continue-list="list32434715" text:style-name="OOoNum_20_123">
        <text:list-item text:start-value="1">
          <text:p text:style-name="OOoNum_20_123_20_Start">On the Drawing or Fontwork toolbar, click the Fontwork Gallery icon <draw:frame draw:style-name="fr16" draw:name="AOO41GS11_015_FontworkGalleryIcon" text:anchor-type="as-char" svg:width="0.2563in" svg:height="0.2563in" draw:z-index="3"><draw:image xlink:href="Pictures/1000000000000020000000203A2DBB49.png" xlink:type="simple" xlink:show="embed" xlink:actuate="onLoad"/></draw:frame>. If the Drawing toolbar is not visible, go to <text:span text:style-name="OOoMenuPath">View &gt; Toolbars &gt; Drawing</text:span> to display it.</text:p>
        </text:list-item>
      </text:list>
      <text:p text:style-name="OOoFigure"><draw:frame draw:style-name="fr2" draw:name="Figure_AOO41GS11_10" text:anchor-type="as-char" svg:width="5.6827in" draw:z-index="4"><draw:text-box fo:min-height="3.8429in"><text:p text:style-name="OOoFigureCaption"><draw:frame draw:style-name="fr17" draw:name="AOO41GS11_016" text:anchor-type="as-char" svg:width="5.6827in" svg:height="3.5945in" draw:z-index="5"><draw:image xlink:href="Pictures/10000000000001F9000001C0FFACC147.png" xlink:type="simple" xlink:show="embed" xlink:actuate="onLoad"/></draw:frame></text:p><text:p text:style-name="OOoFigureCaption">Figure <text:sequence text:ref-name="refFigure9" text:name="Figure" text:formula="ooow:Figure+1" style:num-format="1">10</text:sequence>. The Fontwork Gallery</text:p></draw:text-box></draw:frame></text:p>
      <text:list xml:id="list32426464" text:continue-numbering="true" text:style-name="OOoNum_20_123">
        <text:list-item>
          <text:p text:style-name="OOoNum_20_123_20_Cont."><text:soft-page-break/>In the Fontwork <text:alphabetical-index-mark-start text:id="IMark1071322208" text:key1="Fontwork"/>Gallery<text:alphabetical-index-mark-end text:id="IMark1071322208"/>, select a Fontwork style, then click <text:span text:style-name="OO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item>
          <text:p text:style-name="OOoNum_20_123_20_Cont.">Double-click the object to edit the Fontwork text. Type your own text in place of the black <text:span text:style-name="OOoEmphasis">Fontwork</text:span> text that appears over the object.</text:p>
        </text:list-item>
      </text:list>
      <text:p text:style-name="OOoFigure"><draw:frame draw:style-name="fr2" draw:name="Figure_AOO41GS11_11" text:anchor-type="as-char" svg:width="2.6327in" draw:z-index="6"><draw:text-box fo:min-height="1.7673in"><text:p text:style-name="OOoFigureCaption"><draw:frame draw:style-name="fr12" draw:name="AOO41GS11_017" text:anchor-type="as-char" svg:width="2.6327in" svg:height="1.5319in" draw:z-index="7"><draw:image xlink:href="Pictures/1000020100000156000000C76D67FD2E.png" xlink:type="simple" xlink:show="embed" xlink:actuate="onLoad"/></draw:frame></text:p><text:p text:style-name="OOoFigureCaption">Figure <text:sequence text:ref-name="refFigure10" text:name="Figure" text:formula="ooow:Figure+1" style:num-format="1">11</text:sequence>. Editing Fontwork text</text:p></draw:text-box></draw:frame></text:p>
      <text:list xml:id="list32452493" text:continue-numbering="true" text:style-name="OOoNum_20_123">
        <text:list-item>
          <text:p text:style-name="OOoNum_20_123_20_End"><text:span text:style-name="T13">Click anywhere in a free space or press </text:span><text:span text:style-name="OOoKeystroke">Esc</text:span><text:span text:style-name="T13"> to apply your changes.</text:span></text:p>
        </text:list-item>
      </text:list>
      <text:h text:style-name="OOoHeading_20_2" text:outline-level="3"><text:alphabetical-index-mark text:string-value="editing an object" text:key1="Fontwork"/>Editing a Fontwork Object</text:h>
      <text:p text:style-name="OOoTextBody">Now that the Fontwork object is created, you can edit some of its attributes. To do this, you can use the Fontwork toolbar, the Properties deck of the <text:span text:style-name="T6">Sidebar</text:span>, the Formatting toolbar, or menu options as described in this section. If the selected Fontwork object is a 3D object, you can also use the 3D-Settings toolbar.</text:p>
      <text:h text:style-name="OOoHeading_20_3" text:outline-level="4">Using the Fontwork <text:alphabetical-index-mark-start text:id="IMark1071323216" text:key1="Fontwork"/>Toolbar<text:alphabetical-index-mark-end text:id="IMark1071323216"/></text:h>
      <text:p text:style-name="OOoTextBody">Make sure that the Fontwork toolbar, shown in <text:sequence-ref text:reference-format="category-and-value" text:ref-name="refFigure8">Figure 9</text:sequence-ref>, is visible. If you do not see it, go to <text:span text:style-name="OOoMenuPath">View &gt; Toolbars &gt; Fontwork</text:span>. Click on the different icons to edit Fontwork objects.</text:p>
      <table:table table:name="Table225" table:style-name="Table225">
        <table:table-column table:style-name="Table225.A"/>
        <table:table-column table:style-name="Table225.B"/>
        <table:table-column table:style-name="Table225.C"/>
        <table:table-row>
          <table:table-cell table:style-name="Table225.A1" office:value-type="string">
            <text:p text:style-name="P30"><draw:frame draw:style-name="fr18" draw:name="AOO41GS11_18_FontworkShapeIcon" text:anchor-type="as-char" svg:width="0.5256in" svg:height="0.35in" draw:z-index="8"><draw:image xlink:href="Pictures/1000020100000024000000185646FA6C.png" xlink:type="simple" xlink:show="embed" xlink:actuate="onLoad"/></draw:frame></text:p>
          </table:table-cell>
          <table:table-cell table:style-name="Table225.A1" office:value-type="string">
            <text:p text:style-name="OOoTextBody">Fontwork Shape: Edits the shape of the selected object. You can choose from a palette of shapes.</text:p>
          </table:table-cell>
          <table:table-cell table:style-name="Table225.A1" office:value-type="string">
            <text:p text:style-name="P17"><draw:frame draw:style-name="fr2" draw:name="Figure_AOO41GS11_12" text:anchor-type="as-char" svg:width="2.3681in" draw:z-index="9"><draw:text-box fo:min-height="2.7091in"><text:p text:style-name="OOoFigure"><draw:frame draw:style-name="fr14" draw:name="AOO41GS11_019" text:anchor-type="as-char" svg:width="2.0728in" svg:height="2.2291in" draw:z-index="40"><draw:image xlink:href="Pictures/10000000000000C7000000D698D5311D.png" xlink:type="simple" xlink:show="embed" xlink:actuate="onLoad"/></draw:frame></text:p><text:p text:style-name="OOoFigureCaption">Figure <text:sequence text:ref-name="refFigure11" text:name="Figure" text:formula="ooow:Figure+1" style:num-format="1">12</text:sequence>. Fontwork toolbar showing palette of shapes</text:p></draw:text-box></draw:frame></text:p>
          </table:table-cell>
        </table:table-row>
      </table:table>
      <table:table table:name="Table226" table:style-name="Table226">
        <table:table-column table:style-name="Table226.A"/>
        <table:table-column table:style-name="Table226.B"/>
        <table:table-row table:style-name="Table226.1">
          <table:table-cell office:value-type="string">
            <text:p text:style-name="P30"><draw:frame draw:style-name="fr19" draw:name="AOO41GS11_020_FontworkSameLettersHeights" text:anchor-type="as-char" svg:width="0.4602in" svg:height="0.4602in" draw:z-index="10"><draw:image xlink:href="Pictures/100000000000002000000020AC02EA46.png" xlink:type="simple" xlink:show="embed" xlink:actuate="onLoad"/></draw:frame></text:p>
          </table:table-cell>
          <table:table-cell office:value-type="string">
            <text:p text:style-name="OOoTextBody">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OOoFigure"><text:soft-page-break/><draw:frame draw:style-name="fr2" draw:name="Figure_AOO41GS11_13" text:anchor-type="as-char" svg:width="3.9654in" draw:z-index="11"><draw:text-box fo:min-height="1.3638in"><text:p text:style-name="OOoFigureCaption"><draw:frame draw:style-name="fr14" draw:name="AOO41GS11_021" text:anchor-type="as-char" svg:width="3.698in" svg:height="1.0236in" draw:z-index="12"><draw:image xlink:href="Pictures/100000000000019C000000863F1BE7AF.png" xlink:type="simple" xlink:show="embed" xlink:actuate="onLoad"/></draw:frame></text:p><text:p text:style-name="OOoFigureCaption">Figure <text:sequence text:ref-name="refFigure12" text:name="Figure" text:formula="ooow:Figure+1" style:num-format="1">13</text:sequence>. Left: normal letters; right: same letter heights</text:p></draw:text-box></draw:frame></text:p>
      <table:table table:name="Table228" table:style-name="Table228">
        <table:table-column table:style-name="Table228.A"/>
        <table:table-column table:style-name="Table228.B"/>
        <table:table-column table:style-name="Table228.C"/>
        <table:table-row>
          <table:table-cell table:style-name="Table228.A1" office:value-type="string">
            <text:p text:style-name="P30"><draw:frame draw:style-name="fr20" draw:name="AOO41GS11_022_FontworkAlignment" text:anchor-type="as-char" svg:width="0.3335in" svg:height="0.3335in" draw:z-index="13"><draw:image xlink:href="Pictures/100000000000002000000020D3A4748E.png" xlink:type="simple" xlink:show="embed" xlink:actuate="onLoad"/></draw:frame></text:p>
          </table:table-cell>
          <table:table-cell table:style-name="Table228.A1" office:value-type="string">
            <text:p text:style-name="OOoTextBody">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228.A1" office:value-type="string">
            <text:p text:style-name="P11"><draw:frame draw:style-name="fr21" draw:name="AOO41GS11_023" text:anchor-type="as-char" svg:y="-1.8445in" svg:width="1.4709in" svg:height="1.8909in" draw:z-index="14"><draw:image xlink:href="Pictures/100000000000007000000090D7B1F079.png" xlink:type="simple" xlink:show="embed" xlink:actuate="onLoad"/></draw:frame></text:p>
          </table:table-cell>
        </table:table-row>
      </table:table>
      <table:table table:name="Table229" table:style-name="Table229">
        <table:table-column table:style-name="Table229.A"/>
        <table:table-column table:style-name="Table229.B"/>
        <table:table-column table:style-name="Table229.C"/>
        <table:table-row>
          <table:table-cell table:style-name="Table229.A1" office:value-type="string">
            <text:p text:style-name="P30"><draw:frame draw:style-name="fr20" draw:name="AOO41GS11_024_FontworkCharacterSpacing" text:anchor-type="as-char" svg:width="0.3335in" svg:height="0.3335in" draw:z-index="15"><draw:image xlink:href="Pictures/100000000000002000000020AF35C687.png" xlink:type="simple" xlink:show="embed" xlink:actuate="onLoad"/></draw:frame></text:p>
          </table:table-cell>
          <table:table-cell table:style-name="Table229.A1" office:value-type="string">
            <text:p text:style-name="OOoTextBody">Fontwork <text:alphabetical-index-mark text:string-value="character spacing" text:key1="Fontwork"/><text:alphabetical-index-mark text:string-value="character spacing" text:key1="Fontwork"/><text:alphabetical-index-mark text:string-value="attributes" text:key1="Fontwork"/><text:alphabetical-index-mark text:string-value="attributes" text:key1="Fontwork"/>Character Spacing: Changes the character spacing and kerning in the object. For custom spacing, input a percentage value: 100% is normal spacing; less than 100% is tight spacing; more than 100% is expanded spacing.</text:p>
          </table:table-cell>
          <table:table-cell table:style-name="Table229.A1" office:value-type="string">
            <text:p text:style-name="P17"><draw:frame draw:style-name="fr14" draw:name="AOO41GS11_025" text:anchor-type="as-char" svg:width="1.4457in" svg:height="1.928in" draw:z-index="16"><draw:image xlink:href="Pictures/1000000000000081000000AC0E07ED20.png" xlink:type="simple" xlink:show="embed" xlink:actuate="onLoad"/></draw:frame></text:p>
          </table:table-cell>
        </table:table-row>
      </table:table>
      <text:h text:style-name="OOoHeading_20_3" text:outline-level="4">Using the <text:alphabetical-index-mark-start text:id="IMark1071323216" text:key1="Fontwork"/>Formatting Toolbar<text:alphabetical-index-mark-end text:id="IMark1071323216"/></text:h>
      <text:p text:style-name="OOoTextBody">Now let us go further and customize the Fontwork object with several more attributes.</text:p>
      <text:p text:style-name="OOoTextBody">Click on the Fontwork object. The Formatting toolbar changes to show the options for editing the object. (The toolbar shown in <text:sequence-ref text:reference-format="category-and-value" text:ref-name="refFigure13">Figure 14</text:sequence-ref> appears when you use Fontwork in Writer.)</text:p>
      <text:p text:style-name="OOoFigure"><text:soft-page-break/><text:span text:style-name="OOoMenuPath"><text:span text:style-name="T2"><draw:frame draw:style-name="fr6" draw:name="Figure_AOO41GS11_14" text:anchor-type="as-char" svg:y="-3.4846in" svg:width="6.6909in" draw:z-index="17"><draw:text-box fo:min-height="3.8874in"><text:p text:style-name="OOoFigureCaption"><draw:frame draw:style-name="fr14" draw:name="AOO41GS11_026" text:anchor-type="as-char" svg:width="6.6909in" svg:height="3.622in" draw:z-index="18"><draw:image xlink:href="Pictures/10000000000002370000013344240837.png" xlink:type="simple" xlink:show="embed" xlink:actuate="onLoad"/></draw:frame></text:p><text:p text:style-name="OOoFigureCaption">Figure <text:sequence text:ref-name="refFigure13" text:name="Figure" text:formula="ooow:Figure+1" style:num-format="1">14</text:sequence>. Formatting toolbar for a Fontwork object in Writer</text:p></draw:text-box></draw:frame></text:span></text:span></text:p>
      <text:p text:style-name="OOoTextBody">This figure shows the toolbar floating. In its default, docked position it is one of the toolbars located below the menu bar. The example toolbar has also been customized to show all the available options; by default only a subset of these options is shown. Many of the icons that are available by default on the Formatting toolbar are also available on the Properties deck of the <text:span text:style-name="T6">Sidebar</text:span>.</text:p>
      <text:p text:style-name="OOoTextBody">On the Formatting toolbar you have a large choice of options for customizing your object. These choices are the same as the ones for other drawing objects. For more information, see the <text:span text:style-name="OOoEmphasis">Draw Guide</text:span>.</text:p>
      <text:p text:style-name="P6"><text:reference-mark-start text:name="Line options dialog"/><text:alphabetical-index-mark text:string-value="line options" text:key1="Fontwork"/>Line options<text:reference-mark-end text:name="Line options dialog"/></text:p>
      <text:p text:style-name="OOoDefinition"><text:span text:style-name="OOoMenuPath">Line</text:span> icon: Opens a dialog with three tabs: <text:span text:style-name="OOoMenuPath">Line</text:span>, <text:span text:style-name="OOoMenuPath">Line Styles</text:span>, <text:span text:style-name="OOoMenuPath">Arrow Styles</text:span>. Use the <text:span text:style-name="OOoMenuPath">Line</text:span> tab to edit the most common properties of the line around the selected Fontwork object, by choosing from previously-defined attributes including line style, line color, and arrow styles. Use the <text:span text:style-name="OOoMenuPath">Lines Styles</text:span> and <text:span text:style-name="OOoMenuPath">Arrow Styles</text:span> tabs to edit the properties of line and arrow styles, and define new styles. On the <text:span text:style-name="T6">Sidebar</text:span>, this dialog is accessed with the small icon at the right end of the panel Line title bar.</text:p>
      <text:p text:style-name="P4"><text:span text:style-name="OOoMenuPath">Arrow Style</text:span> icon: Choose from the different arrow styles.</text:p>
      <text:p text:style-name="OOoTextBody"><text:span text:style-name="OOoMenuPath">Line Style</text:span> box: Choose from the available line styles.</text:p>
      <text:p text:style-name="OOoTextBody"><text:span text:style-name="OOoMenuPath">Line Width</text:span> box: Set the width of the line.</text:p>
      <text:p text:style-name="OOoTextBody"><text:span text:style-name="OOoMenuPath">Line Color</text:span> box: Select the color of the line.</text:p>
      <text:p text:style-name="OOoDefinitionTerm"><text:reference-mark-start text:name="Area options dialog"/><text:alphabetical-index-mark text:string-value="area options" text:key1="Fontwork"/>Area options<text:reference-mark-end text:name="Area options dialog"/></text:p>
      <text:p text:style-name="OOoTextBody_5f_ListIntro"><text:span text:style-name="OOoMenuPath">Area</text:span> icon:<text:span text:style-name="T2"> Opens a dialog with seven tabs: </text:span><text:span text:style-name="OOoMenuPath">Area</text:span>, <text:span text:style-name="OOoMenuPath">Shadow</text:span>, <text:span text:style-name="OOoMenuPath">Transparency</text:span>, <text:span text:style-name="OOoMenuPath">Colors</text:span>, <text:span text:style-name="OOoMenuPath">Gradients</text:span>, <text:span text:style-name="OOoMenuPath">Hatching</text:span>, <text:span text:style-name="OOoMenuPath">Bitmaps</text:span>.<text:span text:style-name="T2"> </text:span>On the <text:span text:style-name="T6">Sidebar</text:span>, this dialog<text:span text:style-name="T2"> is accessed with the small icon at the right end of the panel Area title bar.</text:span></text:p>
      <text:list xml:id="list188599392" text:style-name="OOoBullets_20_1">
        <text:list-item>
          <text:p text:style-name="OOoList_20_1_20_Start"><text:span text:style-name="OOoMenuPath">Area</text:span> tab: Choose from the predefined list a color, bitmap, gradient or hatching pattern to fill the selected object.</text:p>
        </text:list-item>
      </text:list>
      <text:list xml:id="list32447196" text:continue-list="list32440396" text:style-name="OOoBullets_20_1">
        <text:list-item>
          <text:p text:style-name="OOoList_20_1_20_Cont."><text:span text:style-name="OOoMenuPath">Shadow</text:span> tab: Set the shadow properties of the selected object.</text:p>
        </text:list-item>
        <text:list-item>
          <text:p text:style-name="OOoList_20_1_20_Cont."><text:soft-page-break/><text:span text:style-name="OOoMenuPath">Transparency</text:span> tab: Set the transparency properties of the selected object.</text:p>
        </text:list-item>
        <text:list-item>
          <text:p text:style-name="OOoList_20_1_20_Cont."><text:span text:style-name="OOoMenuPath">Colors</text:span> tab: Modify the available colors or add new ones to appear on the Area tab.</text:p>
        </text:list-item>
        <text:list-item>
          <text:p text:style-name="OOoList_20_1_20_Cont."><text:span text:style-name="OOoMenuPath">Gradients</text:span> tab: Modify the available gradients or add new ones to appear on the Area tab.</text:p>
        </text:list-item>
        <text:list-item>
          <text:p text:style-name="OOoList_20_1_20_Cont."><text:span text:style-name="OOoMenuPath">Hatching</text:span> tab<text:span text:style-name="T2">: Modify the available hatching patterns or add new ones to appear on the Area tab.</text:span></text:p>
        </text:list-item>
        <text:list-item>
          <text:p text:style-name="OOoList_20_1_20_End"><text:span text:style-name="OOoMenuPath">Bitmaps</text:span> tab: Create simple bitmap patterns and import bitmaps, to make them available on the Area tab.</text:p>
        </text:list-item>
      </text:list>
      <text:p text:style-name="P31"><text:span text:style-name="OOoStrongEmphasis"><text:span text:style-name="T10">Area Style / Filling</text:span></text:span><text:span text:style-name="T2"> boxes: Select the type of the fill of the selected object. For more detailed settings, use the Area icon.</text:span></text:p>
      <text:p text:style-name="OOoDefinitionTerm"><text:alphabetical-index-mark text:string-value="positioning options" text:key1="Fontwork"/>Positioning options</text:p>
      <text:p text:style-name="OOoTextBody"><text:span text:style-name="OOoMenuPath">Rotate</text:span> icon: Rotate the selected object manually using the mouse to drag the object.</text:p>
      <text:p text:style-name="OOoTextBody"><text:span text:style-name="OOoMenuPath">To Foreground</text:span> icon:<text:span text:style-name="T2"> Move the selected object in front of the text.</text:span></text:p>
      <text:p text:style-name="OOoTextBody"><text:span text:style-name="OOoMenuPath">To Background</text:span> icon:<text:span text:style-name="T2"> Move the selected object behind the text.</text:span></text:p>
      <text:p text:style-name="OOoTextBody"><text:span text:style-name="OOoMenuPath">Alignment</text:span> icon:<text:span text:style-name="T2"> Modify the alignment of the selected objects.</text:span></text:p>
      <text:p text:style-name="OOoTextBody"><text:span text:style-name="OOoMenuPath">Bring to front</text:span> icon: <text:span text:style-name="T2">Move the selected object in front of the others.</text:span></text:p>
      <text:p text:style-name="OOoTextBody"><text:span text:style-name="OOoMenuPath">Send to back</text:span> icon: <text:span text:style-name="T2">Move the selected object behind the others.</text:span></text:p>
      <text:p text:style-name="OOoTextBody_5f_ListIntro"><text:span text:style-name="OOoMenuPath">Change </text:span><text:alphabetical-index-mark text:string-value="anchoring" text:key1="Fontwork"/><text:span text:style-name="OOoMenuPath">Anchor</text:span> icon: Choose between anchoring options:</text:p>
      <text:list xml:id="list1860676454" text:style-name="OOoBullets_20_1">
        <text:list-item>
          <text:p text:style-name="OOoList_20_1_20_Start">To Page—The object keeps the same position in relation to the page margins. It does not move as you add or delete text.</text:p>
        </text:list-item>
      </text:list>
      <text:list xml:id="list32440079" text:continue-list="list32447196" text:style-name="OOoBullets_20_1">
        <text:list-item>
          <text:p text:style-name="OOoList_20_1_20_Cont.">To Paragraph—The object is associated with a paragraph and moves with the paragraph. It may be placed in the margin or another location.</text:p>
        </text:list-item>
        <text:list-item>
          <text:p text:style-name="OOoList_20_1_20_Cont.">To Character—The object is associated with a character but is not in the text sequence. It moves with the paragraph but may be placed in the margin or another location. This method is similar to anchoring to a paragraph.</text:p>
        </text:list-item>
        <text:list-item>
          <text:p text:style-name="OOoList_20_1_20_End">As Character—The object is placed in the document like any character and moves with the paragraph as you add or delete text before the object.</text:p>
        </text:list-item>
      </text:list>
      <text:p text:style-name="OOoTextBody"><text:span text:style-name="OOoMenuPath">Ungroup</text:span> icon: Ungroup the selected objects, so you can manage them individually.</text:p>
      <text:p text:style-name="OOoTextBody"><text:alphabetical-index-mark text:string-value="grouping" text:key1="Fontwork"/><text:span text:style-name="OOoMenuPath">Group</text:span> icon: Group the selected objects, so you can manage them as a single object.</text:p>
      <text:h text:style-name="OOoHeading_20_3" text:outline-level="4"><text:reference-mark-start text:name="Using menu options"/>Using Menu Options<text:reference-mark-end text:name="Using menu options"/></text:h>
      <text:p text:style-name="P4">You can use some choices on the <text:span text:style-name="OOoMenuPath">Format</text:span> menu to anchor, align, arrange and group selected Fontwork objects, wrap text around them, and flip them horizontally and vertically.</text:p>
      <text:p text:style-name="OOoTextBody">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concerning size and position. For more information on all of these menu options, see the <text:span text:style-name="OOoEmphasis">Draw Guide</text:span>.</text:p>
      <text:h text:style-name="OOoHeading_20_3" text:outline-level="4">Using the 3D-Settings Toolbar</text:h>
      <text:p text:style-name="OOoTextBody">If the selected Fontwork object is a 3D object, you can also use the options on the 3D-Settings toolbar. You can also change a 2D Fontwork object into a 3D object (or <text:soft-page-break/>change a 3D object into a 2D object) by clicking the Extrusion On/Off icon on the 3D-Settings toolbar. For more information, see the <text:span text:style-name="OOoEmphasis">Draw Guide</text:span>.</text:p>
      <text:p text:style-name="OOoFigure"><draw:frame draw:style-name="fr7" draw:name="Figure_AOO41GS11_15" text:anchor-type="as-char" svg:width="3.3102in" draw:z-index="30"><draw:text-box fo:min-height="1.7311in"><text:p text:style-name="Figure"><draw:frame draw:style-name="fr14" draw:name="AOO41GS11_027" text:anchor-type="as-char" svg:width="3.3102in" svg:height="1.5028in" draw:z-index="31"><draw:image xlink:href="Pictures/100002010000015C0000009E1C5E906A.png" xlink:type="simple" xlink:show="embed" xlink:actuate="onLoad"/></draw:frame></text:p><text:p text:style-name="OOoFigureCaption">Figure <text:sequence text:ref-name="refFigure14" text:name="Figure" text:formula="ooow:Figure+1" style:num-format="1">15</text:sequence>: 3D-Settings toolbar</text:p></draw:text-box></draw:frame></text:p>
      <text:h text:style-name="OOoHeading_20_2" text:outline-level="3"><text:reference-mark-start text:name="Moving and resizing Fontwork objects"/><text:alphabetical-index-mark text:string-value="moving and resizing objects" text:key1="Fontwork"/>Moving and Resizing Fontwork Objects<text:reference-mark-end text:name="Moving and resizing Fontwork objects"/></text:h>
      <text:p text:style-name="OOoTextBody">When you select a Fontwork object, eight colored squares (known as <text:span text:style-name="OOoEmphasis">handles</text:span>) appear around the edge of the object, as shown below. You can drag these handles to resize the object.</text:p>
      <table:table table:name="Table230" table:style-name="Table230">
        <table:table-column table:style-name="Table230.A"/>
        <table:table-column table:style-name="Table230.B"/>
        <table:table-row table:style-name="Table230.1">
          <table:table-cell table:style-name="Table230.A1" office:value-type="string">
            <text:p text:style-name="OOoTextBody">A yellow dot also appears on the object. This dot may be along an edge of the object, or it may be somewhere else; see figure to right for an example. If you hover the pointer over this yellow dot, the pointer turns into a hand symbol. You can drag the dot in different directions to distort the object.</text:p>
            <text:p text:style-name="OOoTextBody">Hovering the pointer over other parts of the object turns the pointer into the usual symbol for dragging the object to another part of the page.</text:p>
          </table:table-cell>
          <table:table-cell table:style-name="Table230.A1" office:value-type="string">
            <text:p text:style-name="P30"><draw:frame draw:style-name="fr14" draw:name="AOO41GS11_028" text:anchor-type="as-char" svg:width="2.4898in" svg:height="1.6772in" draw:z-index="20"><draw:image xlink:href="Pictures/10000000000000EF000000A163023C3D.png" xlink:type="simple" xlink:show="embed" xlink:actuate="onLoad"/></draw:frame></text:p>
          </table:table-cell>
        </table:table-row>
      </table:table>
      <text:p text:style-name="P16">For precise control of the location and size of the object, use the Position and Size dia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0 
Graphics, the Gallery, and Fontwork</text:title><text:tab/><text:chapter text:display="name" text:outline-level="1"/><text:tab/><text:page-number text:select-page="current"/></text:p>
      </style:footer>
    </style:master-page>
    <style:master-page style:name="OOoFrontMatter" style:page-layout-name="Mpm7">
      <style:footer>
        <text:p text:style-name="MP2"><text:title>Chapter 10 
Graphics, the Gallery, and Fontwork</text:title> | <text:page-number text:select-page="current"/></text:p>
      </style:footer>
      <style:footer-left>
        <text:p text:style-name="OOoFooter"><text:page-number text:select-page="current"/> | <text:title>Chapter 10 
Graphics, the Gallery, and Fontwork</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0 Graphics, the Gallery, and Fontwork</text:chapter> | <text:page-number text:select-page="current">17</text:page-number></text:p>
      </style:footer>
      <style:footer-left>
        <text:p text:style-name="OOoFooter"><text:page-number text:select-page="current">18</text:page-number> | <text:chapter text:display="name" text:outline-level="1">Chapter 10 Graphics, the Gallery, and Fontwork</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0 
Graphics, the Gallery, and Fontwork</dc:title>
    <dc:date>2022-11-05T12:20:41.03</dc:date>
    <dc:creator>Keith McKenna</dc:creator>
    <meta:editing-duration>PT8H19M11S</meta:editing-duration>
    <meta:editing-cycles>60</meta:editing-cycles>
    <meta:generator>OpenOffice/4.1.13$Win32 OpenOffice.org_project/4113m1$Build-9810</meta:generator>
    <meta:keyword>Version 4.1</meta:keyword>
    <dc:subject>Apache OpenOffice User Guides</dc:subject>
    <meta:document-statistic meta:table-count="14" meta:image-count="28" meta:object-count="0" meta:page-count="18" meta:paragraph-count="360" meta:word-count="5405" meta:character-count="30048"/>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